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50000005849B4E92B64BA314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1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4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2.19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title">
      <style:graphic-properties fo:min-height="2.629cm"/>
    </style:style>
    <style:style style:name="pr6" style:family="presentation" style:parent-style-name="Padrão-outline1">
      <style:graphic-properties fo:min-height="8.884cm"/>
    </style:style>
    <style:style style:name="pr7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8000" fo:font-size="16pt" style:font-size-asian="16pt" style:font-size-complex="16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ba2121" fo:font-size="16pt" style:font-size-asian="16pt" style:font-size-complex="16pt"/>
    </style:style>
    <style:style style:name="T7" style:family="text">
      <style:text-properties fo:color="#666666" fo:font-size="16pt" style:font-size-asian="16pt" style:font-size-complex="16pt"/>
    </style:style>
    <style:style style:name="T8" style:family="text">
      <style:text-properties fo:color="#000000"/>
    </style:style>
    <style:style style:name="T9" style:family="text">
      <style:text-properties fo:color="#0000ff"/>
    </style:style>
    <style:style style:name="T10" style:family="text">
      <style:text-properties fo:color="#008000"/>
    </style:style>
    <style:style style:name="T11" style:family="text">
      <style:text-properties fo:color="#666666"/>
    </style:style>
    <style:style style:name="T12" style:family="text">
      <style:text-properties fo:color="#b00040"/>
    </style:style>
    <style:style style:name="T13" style:family="text">
      <style:text-properties fo:color="#408080"/>
    </style:style>
    <style:style style:name="T14" style:family="text">
      <style:text-properties fo:color="#000000" fo:font-size="13pt" style:font-size-asian="13pt" style:font-size-complex="13pt"/>
    </style:style>
    <style:style style:name="T15" style:family="text">
      <style:text-properties fo:color="#008000" fo:font-size="13pt" style:font-size-asian="13pt" style:font-size-complex="13pt"/>
    </style:style>
    <style:style style:name="T16" style:family="text">
      <style:text-properties fo:color="#666666" fo:font-size="13pt" style:font-size-asian="13pt" style:font-size-complex="13pt"/>
    </style:style>
    <style:style style:name="T17" style:family="text">
      <style:text-properties fo:color="#ba2121" fo:font-size="13pt" style:font-size-asian="13pt" style:font-size-complex="13pt"/>
    </style:style>
    <style:style style:name="T18" style:family="text">
      <style:text-properties fo:color="#408080" fo:font-size="13pt" style:font-size-asian="13pt" style:font-size-complex="13pt"/>
    </style:style>
    <style:style style:name="T19" style:family="text">
      <style:text-properties fo:color="#b00040" fo:font-size="13pt" style:font-size-asian="13pt" style:font-size-complex="13pt"/>
    </style:style>
    <style:style style:name="T20" style:family="text">
      <style:text-properties fo:color="#ba2121"/>
    </style:style>
    <style:style style:name="T21" style:family="text">
      <style:text-properties fo:color="#aa22ff"/>
    </style:style>
    <style:style style:name="T22" style:family="text">
      <style:text-properties fo:color="#008000" fo:font-size="14pt" style:font-size-asian="14pt" style:font-size-complex="14pt"/>
    </style:style>
    <style:style style:name="T23" style:family="text">
      <style:text-properties fo:color="#000000" fo:font-size="14pt" style:font-size-asian="14pt" style:font-size-complex="14pt"/>
    </style:style>
    <style:style style:name="T24" style:family="text">
      <style:text-properties fo:color="#ba2121" fo:font-size="14pt" style:font-size-asian="14pt" style:font-size-complex="14pt"/>
    </style:style>
    <style:style style:name="T25" style:family="text">
      <style:text-properties fo:color="#666666" fo:font-size="14pt" style:font-size-asian="14pt" style:font-size-complex="14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0000" fo:font-size="12pt" style:font-size-asian="12pt" style:font-size-complex="12pt"/>
    </style:style>
    <style:style style:name="T28" style:family="text">
      <style:text-properties fo:color="#666666" fo:font-size="12pt" style:font-size-asian="12pt" style:font-size-complex="12pt"/>
    </style:style>
    <style:style style:name="T29" style:family="text">
      <style:text-properties fo:color="#ba2121" fo:font-size="12pt" style:font-size-asian="12pt" style:font-size-complex="12pt"/>
    </style:style>
    <style:style style:name="T30" style:family="text">
      <style:text-properties fo:color="#408080" fo:font-size="12pt" style:font-size-asian="12pt" style:font-size-complex="12pt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color="#0000ff" fo:font-size="12pt" style:font-size-asian="12pt" style:font-size-complex="12pt"/>
    </style:style>
    <style:style style:name="T33" style:family="text">
      <style:text-properties fo:color="#aa22ff" fo:font-size="12pt" style:font-size-asian="12pt" style:font-size-complex="12pt"/>
    </style:style>
    <style:style style:name="T34" style:family="text">
      <style:text-properties fo:color="#008000" fo:font-size="12pt" style:font-size-asian="12pt" style:font-size-complex="12pt"/>
    </style:style>
    <style:style style:name="T35" style:family="text">
      <style:text-properties fo:color="#000000" fo:font-weight="bold" style:font-weight-asian="bold" style:font-weight-complex="bold"/>
    </style:style>
    <style:style style:name="T36" style:family="text">
      <style:text-properties fo:color="#008000" fo:font-weight="bold" style:font-weight-asian="bold" style:font-weight-complex="bold"/>
    </style:style>
    <style:style style:name="T37" style:family="text">
      <style:text-properties fo:color="#666666"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color="#40808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1"/></text:p>
            <text:p><text:span text:style-name="T2">Aula 02</text:span></text:p>
            <text:p><text:span text:style-name="T2">Projeto Calculadora</text:span></text:p>
            <text:p><text:span text:style-name="T2">Projeto Robô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2.19cm" svg:x="1.4cm" svg:y="0.628cm" presentation:class="subtitle">
          <draw:text-box>
            <text:p text:style-name="P2">Projeto Robô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Crie um novo projeto:</text:p>
                <text:list>
                  <text:list-item>
                    <text:p>create-react-app robo</text:p>
                  </text:list-item>
                </text:list>
              </text:list-item>
              <text:list-item>
                <text:p>Dentro do projeto, organize as pastas:</text:p>
              </text:list-item>
            </text:list>
          </draw:text-box>
        </draw:frame>
        <draw:frame draw:style-name="gr2" draw:text-style-name="P5" draw:layer="layout" svg:width="5.425cm" svg:height="4.079cm" svg:x="2.44cm" svg:y="8.883cm">
          <draw:image xlink:href="Pictures/10000201000000750000005849B4E92B64BA31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Baixe a seguinte fonte (RobotoMono):</text:p>
                <text:list>
                  <text:list-item>
                    <text:p><text:a xlink:href="https://fonts.google.com/specimen/Roboto+Mono?selection.family=Roboto+Mono" xlink:type="simple">https://fonts.google.com/specimen/Roboto+Mono?selection.family=Roboto+Mono</text:a></text:p>
                  </text:list-item>
                  <text:list-item>
                    <text:p>Descompacte o arquivo “RobotoMono-Thin.ttf” dentro da past “fonts” do projet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Parte 1</text:span></text:p>
            <text:p>Criando a Classe Princip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ntro da pasta main, crie os seguintes arquivos:</text:p>
                <text:list>
                  <text:list-item>
                    <text:p>Robo.jsx</text:p>
                  </text:list-item>
                  <text:list-item>
                    <text:p>Robo.c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3" draw:text-style-name="P7" draw:layer="layout" svg:width="19.096cm" svg:height="8.402cm" svg:x="2.837cm" svg:y="5.599cm">
          <draw:text-box>
            <text:p text:style-name="P6"><text:span text:style-name="T4">import</text:span><text:span text:style-name="T5"> React,{Component} from </text:span><text:span text:style-name="T6">'react'</text:span></text:p>
            <text:p text:style-name="P6"><text:span text:style-name="T4">import</text:span><text:span text:style-name="T5"> </text:span><text:span text:style-name="T6">'./Robo.css'</text:span></text:p>
            <text:p text:style-name="P6"><text:span text:style-name="T5"/></text:p>
            <text:p text:style-name="P6"><text:span text:style-name="T4">export</text:span><text:span text:style-name="T5"> </text:span><text:span text:style-name="T4">default</text:span><text:span text:style-name="T5"> </text:span><text:span text:style-name="T4">class</text:span><text:span text:style-name="T5"> Robo </text:span><text:span text:style-name="T4">extends</text:span><text:span text:style-name="T5"> Component{</text:span></text:p>
            <text:p text:style-name="P6"><text:span text:style-name="T5"/></text:p>
            <text:p text:style-name="P6"><text:span text:style-name="T5"><text:s text:c="4"/></text:span><text:span text:style-name="T5">render(){</text:span></text:p>
            <text:p text:style-name="P6"><text:span text:style-name="T5"><text:s text:c="8"/></text:span><text:span text:style-name="T4">return</text:span><text:span text:style-name="T5">(</text:span></text:p>
            <text:p text:style-name="P6"><text:span text:style-name="T5"><text:s text:c="12"/></text:span><text:span text:style-name="T7">&lt;</text:span><text:span text:style-name="T5">div className</text:span><text:span text:style-name="T7">=</text:span><text:span text:style-name="T6">'robo'</text:span><text:span text:style-name="T7">&gt;</text:span></text:p>
            <text:p text:style-name="P6"><text:span text:style-name="T5"><text:s text:c="16"/></text:span></text:p>
            <text:p text:style-name="P6"><text:span text:style-name="T5"><text:s text:c="12"/></text:span><text:span text:style-name="T7">&lt;</text:span><text:span text:style-name="T5">/div&gt;</text:span></text:p>
            <text:p text:style-name="P6"><text:span text:style-name="T5"><text:s text:c="8"/></text:span><text:span text:style-name="T5">)</text:span></text:p>
            <text:p text:style-name="P6"><text:span text:style-name="T5"><text:s text:c="4"/></text:span><text:span text:style-name="T5">}</text:span></text:p>
            <text:p text:style-name="P6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css</text:p>
              </text:list-item>
            </text:list>
          </draw:text-box>
        </draw:frame>
        <draw:frame draw:style-name="gr3" draw:text-style-name="P8" draw:layer="layout" svg:width="21.09cm" svg:height="5.228cm" svg:x="2.646cm" svg:y="5.407cm">
          <draw:text-box>
            <text:p><text:span text:style-name="T8">.</text:span><text:span text:style-name="T9">robo</text:span><text:span text:style-name="T8"> {</text:span></text:p>
            <text:p><text:span text:style-name="T8"><text:s text:c="4"/></text:span><text:span text:style-name="T10">height</text:span><text:span text:style-name="T8">: </text:span><text:span text:style-name="T11">320</text:span><text:span text:style-name="T12">px</text:span><text:span text:style-name="T8">;</text:span></text:p>
            <text:p><text:span text:style-name="T8"><text:s text:c="4"/></text:span><text:span text:style-name="T10">width</text:span><text:span text:style-name="T8">: </text:span><text:span text:style-name="T11">235</text:span><text:span text:style-name="T12">px</text:span><text:span text:style-name="T8">;</text:span></text:p>
            <text:p><text:span text:style-name="T8"><text:s text:c="4"/></text:span><text:span text:style-name="T10">border-radius</text:span><text:span text:style-name="T8">: </text:span><text:span text:style-name="T11">5</text:span><text:span text:style-name="T12">px</text:span><text:span text:style-name="T8">; </text:span><text:span text:style-name="T13">/* arredondamento na bordas */</text:span></text:p>
            <text:p><text:span text:style-name="T8"><text:s text:c="4"/></text:span><text:span text:style-name="T10">overflow</text:span><text:span text:style-name="T8">: </text:span><text:span text:style-name="T10">hidden</text:span><text:span text:style-name="T8">; </text:span><text:span text:style-name="T13">/*https://www.w3schools.com/css/css_overflow.asp*/</text:span></text:p>
            <text:p><text:span text:style-name="T8"><text:s text:c="4"/></text:span><text:span text:style-name="T10">background-color</text:span><text:span text:style-name="T8">: </text:span><text:span text:style-name="T10">azure</text:span><text:span text:style-name="T8">;</text:span></text:p>
            <text:p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css</text:p>
              </text:list-item>
            </text:list>
          </draw:text-box>
        </draw:frame>
        <draw:frame draw:style-name="gr4" draw:text-style-name="P10" draw:layer="layout" svg:width="16.144cm" svg:height="9.979cm" svg:x="6.25cm" svg:y="5.215cm">
          <draw:text-box>
            <text:p text:style-name="P9"><text:span text:style-name="T14">@</text:span><text:span text:style-name="T15">font-face</text:span><text:span text:style-name="T14"> {</text:span></text:p>
            <text:p text:style-name="P9"><text:span text:style-name="T14"><text:s text:c="2"/></text:span><text:span text:style-name="T15">font-family</text:span><text:span text:style-name="T16">:</text:span><text:span text:style-name="T14"> </text:span><text:span text:style-name="T17">'RobotoMono'</text:span><text:span text:style-name="T16">;</text:span><text:span text:style-name="T14"> </text:span><text:span text:style-name="T18">/* nome qualquer */</text:span></text:p>
            <text:p text:style-name="P9"><text:span text:style-name="T14"><text:s text:c="2"/></text:span><text:span text:style-name="T15">src</text:span><text:span text:style-name="T16">:</text:span><text:span text:style-name="T14"> </text:span><text:span text:style-name="T15">url</text:span><text:span text:style-name="T16">(</text:span><text:span text:style-name="T17">'./fonts/RobotoMono-Thin.ttf'</text:span><text:span text:style-name="T16">);</text:span><text:span text:style-name="T14"> </text:span><text:span text:style-name="T18">/* onde está a fonte */</text:span></text:p>
            <text:p text:style-name="P9"><text:span text:style-name="T14">} </text:span><text:span text:style-name="T18">/* https://developer.mozilla.org/pt-BR/docs/Web/CSS/@font-face */</text:span></text:p>
            <text:p text:style-name="P9"><text:span text:style-name="T14"/></text:p>
            <text:p text:style-name="P9"><text:span text:style-name="T16">*</text:span><text:span text:style-name="T14"> {</text:span></text:p>
            <text:p text:style-name="P9"><text:span text:style-name="T14"><text:s text:c="2"/></text:span><text:span text:style-name="T15">font-family</text:span><text:span text:style-name="T14">: </text:span><text:span text:style-name="T17">'RobotoMono'</text:span><text:span text:style-name="T14">, </text:span><text:span text:style-name="T15">monospace</text:span><text:span text:style-name="T14">;</text:span></text:p>
            <text:p text:style-name="P9"><text:span text:style-name="T14">} </text:span><text:span text:style-name="T18">/* define que todas as classes usarão essa fonte */</text:span></text:p>
            <text:p text:style-name="P9"><text:span text:style-name="T14"/></text:p>
            <text:p text:style-name="P9"><text:span text:style-name="T15">body</text:span><text:span text:style-name="T14"> {</text:span></text:p>
            <text:p text:style-name="P9"><text:span text:style-name="T14"><text:s text:c="2"/></text:span><text:span text:style-name="T15">display</text:span><text:span text:style-name="T14">: </text:span><text:span text:style-name="T15">flex</text:span><text:span text:style-name="T14">; </text:span><text:span text:style-name="T18">/* https://www.w3schools.com/css/css3_flexbox.asp */</text:span></text:p>
            <text:p text:style-name="P9"><text:span text:style-name="T14"><text:s text:c="2"/></text:span><text:span text:style-name="T15">height</text:span><text:span text:style-name="T14">: </text:span><text:span text:style-name="T16">100</text:span><text:span text:style-name="T19">vh</text:span><text:span text:style-name="T14">; </text:span><text:span text:style-name="T18">/* vh-&gt; 1/100 da altura do navegador */</text:span></text:p>
            <text:p text:style-name="P9"><text:span text:style-name="T14"><text:s text:c="2"/></text:span><text:span text:style-name="T15">justify-content</text:span><text:span text:style-name="T14">: </text:span><text:span text:style-name="T15">center</text:span><text:span text:style-name="T14">;</text:span></text:p>
            <text:p text:style-name="P9"><text:span text:style-name="T14"><text:s text:c="2"/></text:span><text:span text:style-name="T15">align-items</text:span><text:span text:style-name="T14">: </text:span><text:span text:style-name="T15">center</text:span><text:span text:style-name="T14">;</text:span></text:p>
            <text:p text:style-name="P9"><text:span text:style-name="T14"><text:s text:c="2"/></text:span><text:span text:style-name="T15">text-align</text:span><text:span text:style-name="T14">: </text:span><text:span text:style-name="T15">center</text:span><text:span text:style-name="T14">;</text:span></text:p>
            <text:p text:style-name="P9"><text:span text:style-name="T14"/></text:p>
            <text:p text:style-name="P9"><text:span text:style-name="T14"><text:s text:c="2"/></text:span><text:span text:style-name="T15">color</text:span><text:span text:style-name="T14">: </text:span><text:span text:style-name="T16">#fff</text:span><text:span text:style-name="T14">;</text:span></text:p>
            <text:p text:style-name="P9"><text:span text:style-name="T14"><text:s text:c="2"/></text:span><text:span text:style-name="T15">background-color</text:span><text:span text:style-name="T14">: </text:span><text:span text:style-name="T16">#c0c0c0</text:span><text:span text:style-name="T14">;</text:span></text:p>
            <text:p text:style-name="P9"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3" draw:text-style-name="P8" draw:layer="layout" svg:width="16.757cm" svg:height="8.072cm" svg:x="2.416cm" svg:y="5.522cm">
          <draw:text-box>
            <text:p><text:span text:style-name="T10">import</text:span><text:span text:style-name="T8"> Robo from </text:span><text:span text:style-name="T20">'./main/Robo'</text:span></text:p>
            <text:p><text:span text:style-name="T10">import</text:span><text:span text:style-name="T8"> </text:span><text:span text:style-name="T11">*</text:span><text:span text:style-name="T8"> as serviceWorker from </text:span><text:span text:style-name="T20">'./serviceWorker'</text:span><text:span text:style-name="T8">;</text:span></text:p>
            <text:p><text:span text:style-name="T8"/></text:p>
            <text:p><text:span text:style-name="T8">ReactDOM.render(</text:span></text:p>
            <text:p><text:span text:style-name="T8"><text:s text:c="4"/></text:span><text:span text:style-name="T11">&lt;</text:span><text:span text:style-name="T8">div</text:span><text:span text:style-name="T11">&gt;</text:span></text:p>
            <text:p><text:span text:style-name="T8"><text:s text:c="8"/></text:span><text:span text:style-name="T11">&lt;</text:span><text:span text:style-name="T8">h2</text:span><text:span text:style-name="T11">&gt;</text:span><text:span text:style-name="T8">Robô Simples</text:span><text:span text:style-name="T11">&lt;</text:span><text:span text:style-name="T8">/h2&gt;</text:span></text:p>
            <text:p><text:span text:style-name="T8"><text:s text:c="8"/></text:span><text:span text:style-name="T11">&lt;</text:span><text:span text:style-name="T8">Robo </text:span><text:span text:style-name="T11">/&gt;</text:span></text:p>
            <text:p><text:span text:style-name="T8"><text:s text:c="4"/></text:span><text:span text:style-name="T11">&lt;</text:span><text:span text:style-name="T8">/div&gt;</text:span></text:p>
            <text:p><text:span text:style-name="T8"><text:s text:c="4"/></text:span></text:p>
            <text:p><text:span text:style-name="T8"><text:s text:c="4"/></text:span><text:span text:style-name="T8">,</text:span><text:span text:style-name="T10">document</text:span><text:span text:style-name="T8">.getElementById(</text:span><text:span text:style-name="T20">'root'</text:span><text:span text:style-name="T8">)</text:span></text:p>
            <text:p><text:span text:style-name="T8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Parte 2</text:span></text:p>
            <text:p>Os Botões de Contro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a pasta components, crie o arquivos:</text:p>
                <text:list>
                  <text:list-item>
                    <text:p>Button.jsx</text:p>
                  </text:list-item>
                  <text:list-item>
                    <text:p>Button.c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jsx</text:p>
              </text:list-item>
            </text:list>
          </draw:text-box>
        </draw:frame>
        <draw:frame draw:style-name="gr3" draw:text-style-name="P12" draw:layer="layout" svg:width="17.524cm" svg:height="8.072cm" svg:x="2.262cm" svg:y="5.713cm">
          <draw:text-box>
            <text:p text:style-name="P11"><text:span text:style-name="T10">import</text:span><text:span text:style-name="T8"> React from </text:span><text:span text:style-name="T20">'react'</text:span></text:p>
            <text:p text:style-name="P11"><text:span text:style-name="T10">import</text:span><text:span text:style-name="T8"> </text:span><text:span text:style-name="T20">'./Button.css'</text:span></text:p>
            <text:p text:style-name="P11"><text:span text:style-name="T8"/></text:p>
            <text:p text:style-name="P11"><text:span text:style-name="T10">export</text:span><text:span text:style-name="T8"> </text:span><text:span text:style-name="T10">default</text:span><text:span text:style-name="T8"> props=&gt;{</text:span></text:p>
            <text:p text:style-name="P11"><text:span text:style-name="T8"/></text:p>
            <text:p text:style-name="P11"><text:span text:style-name="T8"><text:s text:c="4"/></text:span><text:span text:style-name="T10">return</text:span><text:span text:style-name="T8">(</text:span></text:p>
            <text:p text:style-name="P11"><text:span text:style-name="T8"><text:s text:c="8"/></text:span><text:span text:style-name="T11">&lt;</text:span><text:span text:style-name="T8">button className</text:span><text:span text:style-name="T11">=</text:span><text:span text:style-name="T8">{button}</text:span><text:span text:style-name="T11">&gt;</text:span></text:p>
            <text:p text:style-name="P11"><text:span text:style-name="T8"><text:s text:c="12"/></text:span><text:span text:style-name="T8">{props.label}</text:span></text:p>
            <text:p text:style-name="P11"><text:span text:style-name="T8"><text:s text:c="8"/></text:span><text:span text:style-name="T11">&lt;</text:span><text:span text:style-name="T8">/button&gt;</text:span></text:p>
            <text:p text:style-name="P11"><text:span text:style-name="T8"><text:s text:c="4"/></text:span><text:span text:style-name="T8">)</text:span></text:p>
            <text:p text:style-name="P11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3" draw:text-style-name="P8" draw:layer="layout" svg:width="14.341cm" svg:height="8.783cm" svg:x="2.645cm" svg:y="5.866cm">
          <draw:text-box>
            <text:p><text:span text:style-name="T13">/* criação de variáveis */</text:span></text:p>
            <text:p><text:span text:style-name="T8">:</text:span><text:span text:style-name="T21">root</text:span><text:span text:style-name="T8"> {</text:span></text:p>
            <text:p><text:span text:style-name="T8"><text:s text:c="4"/></text:span><text:span text:style-name="T8">--bg-button: </text:span><text:span text:style-name="T11">#f0f0f0</text:span><text:span text:style-name="T8">;</text:span></text:p>
            <text:p><text:span text:style-name="T8"><text:s text:c="4"/></text:span><text:span text:style-name="T8">--border-button: </text:span><text:span text:style-name="T10">solid</text:span><text:span text:style-name="T8"> </text:span><text:span text:style-name="T11">1</text:span><text:span text:style-name="T12">px</text:span><text:span text:style-name="T8"> </text:span><text:span text:style-name="T11">#888</text:span><text:span text:style-name="T8">;</text:span></text:p>
            <text:p><text:span text:style-name="T8">}</text:span></text:p>
            <text:p><text:span text:style-name="T8"/></text:p>
            <text:p><text:span text:style-name="T8">.</text:span><text:span text:style-name="T9">button</text:span><text:span text:style-name="T8"> {</text:span></text:p>
            <text:p><text:span text:style-name="T8"><text:s text:c="4"/></text:span><text:span text:style-name="T10">font-size</text:span><text:span text:style-name="T8">: </text:span><text:span text:style-name="T11">1.4</text:span><text:span text:style-name="T12">em</text:span><text:span text:style-name="T8">;</text:span></text:p>
            <text:p><text:span text:style-name="T8"><text:s text:c="4"/></text:span><text:span text:style-name="T10">background-color</text:span><text:span text:style-name="T8">: </text:span><text:span text:style-name="T9">var</text:span><text:span text:style-name="T8">(</text:span><text:span text:style-name="T11">--</text:span><text:span text:style-name="T8">bg</text:span><text:span text:style-name="T11">-</text:span><text:span text:style-name="T8">button);</text:span></text:p>
            <text:p><text:span text:style-name="T8"><text:s text:c="4"/></text:span><text:span text:style-name="T10">border</text:span><text:span text:style-name="T8">: </text:span><text:span text:style-name="T9">var</text:span><text:span text:style-name="T8">(</text:span><text:span text:style-name="T11">--</text:span><text:span text:style-name="T8">border</text:span><text:span text:style-name="T11">-</text:span><text:span text:style-name="T8">button);</text:span></text:p>
            <text:p><text:span text:style-name="T8"><text:s text:c="4"/></text:span><text:span text:style-name="T10">outline</text:span><text:span text:style-name="T8">: </text:span><text:span text:style-name="T10">none</text:span><text:span text:style-name="T8">;</text:span></text:p>
            <text:p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  <text:p/>
              </text:list-item>
            </text:list>
          </draw:text-box>
        </draw:frame>
        <draw:frame draw:style-name="gr5" draw:text-style-name="P14" draw:layer="layout" svg:width="17.332cm" svg:height="9.686cm" svg:x="2.724cm" svg:y="5.254cm">
          <draw:text-box>
            <text:p text:style-name="P13"><text:span text:style-name="T22">import</text:span><text:span text:style-name="T23"> React,{Component} from </text:span><text:span text:style-name="T24">'react'</text:span></text:p>
            <text:p text:style-name="P13"><text:span text:style-name="T22">import</text:span><text:span text:style-name="T23"> </text:span><text:span text:style-name="T24">'./Robo.css'</text:span></text:p>
            <text:p text:style-name="P13"><text:span text:style-name="T22">import</text:span><text:span text:style-name="T23"> Button from </text:span><text:span text:style-name="T24">'../components/Button'</text:span></text:p>
            <text:p text:style-name="P13"><text:span text:style-name="T23"/></text:p>
            <text:p text:style-name="P13"><text:span text:style-name="T22">export</text:span><text:span text:style-name="T23"> </text:span><text:span text:style-name="T22">default</text:span><text:span text:style-name="T23"> </text:span><text:span text:style-name="T22">class</text:span><text:span text:style-name="T23"> Robo </text:span><text:span text:style-name="T22">extends</text:span><text:span text:style-name="T23"> Component{</text:span></text:p>
            <text:p text:style-name="P13"><text:span text:style-name="T23"/></text:p>
            <text:p text:style-name="P13"><text:span text:style-name="T23"><text:s text:c="4"/></text:span><text:span text:style-name="T23">render(){</text:span></text:p>
            <text:p text:style-name="P13"><text:span text:style-name="T23"><text:s text:c="8"/></text:span><text:span text:style-name="T22">return</text:span><text:span text:style-name="T23">(</text:span></text:p>
            <text:p text:style-name="P13"><text:span text:style-name="T23"><text:s text:c="12"/></text:span><text:span text:style-name="T25">&lt;</text:span><text:span text:style-name="T23">div className</text:span><text:span text:style-name="T25">=</text:span><text:span text:style-name="T24">'robo'</text:span><text:span text:style-name="T25">&gt;</text:span></text:p>
            <text:p text:style-name="P13"><text:span text:style-name="T23"><text:s text:c="16"/></text:span><text:span text:style-name="T25">&lt;</text:span><text:span text:style-name="T23">Button label</text:span><text:span text:style-name="T25">=</text:span><text:span text:style-name="T24">'UP'</text:span><text:span text:style-name="T23"> </text:span><text:span text:style-name="T25">/&gt;</text:span></text:p>
            <text:p text:style-name="P13"><text:span text:style-name="T23"><text:s text:c="16"/></text:span><text:span text:style-name="T25">&lt;</text:span><text:span text:style-name="T23">Button label</text:span><text:span text:style-name="T25">=</text:span><text:span text:style-name="T24">'LEFT'</text:span><text:span text:style-name="T23"> </text:span><text:span text:style-name="T25">/&gt;</text:span></text:p>
            <text:p text:style-name="P13"><text:span text:style-name="T23"><text:s text:c="16"/></text:span><text:span text:style-name="T25">&lt;</text:span><text:span text:style-name="T23">Button label</text:span><text:span text:style-name="T25">=</text:span><text:span text:style-name="T24">'RIGHT'</text:span><text:span text:style-name="T23"> </text:span><text:span text:style-name="T25">/&gt;</text:span></text:p>
            <text:p text:style-name="P13"><text:span text:style-name="T23"><text:s text:c="16"/></text:span><text:span text:style-name="T25">&lt;</text:span><text:span text:style-name="T23">Button label</text:span><text:span text:style-name="T25">=</text:span><text:span text:style-name="T24">'DOWN'</text:span><text:span text:style-name="T23"> </text:span><text:span text:style-name="T25">/&gt;</text:span></text:p>
            <text:p text:style-name="P13"><text:span text:style-name="T23"><text:s text:c="12"/></text:span><text:span text:style-name="T25">&lt;</text:span><text:span text:style-name="T23">/div&gt;</text:span></text:p>
            <text:p text:style-name="P13"><text:span text:style-name="T23"><text:s text:c="8"/></text:span><text:span text:style-name="T23">)</text:span></text:p>
            <text:p text:style-name="P13"><text:span text:style-name="T23"><text:s text:c="4"/></text:span><text:span text:style-name="T23">}</text:span></text:p>
            <text:p text:style-name="P13"><text:span text:style-name="T2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bo.css</text:p>
              </text:list-item>
            </text:list>
          </draw:text-box>
        </draw:frame>
        <draw:frame draw:style-name="gr3" draw:text-style-name="P8" draw:layer="layout" svg:width="21.665cm" svg:height="8.072cm" svg:x="2.684cm" svg:y="5.905cm">
          <draw:text-box>
            <text:p><text:span text:style-name="T8">.</text:span><text:span text:style-name="T9">robo</text:span><text:span text:style-name="T8"> {</text:span></text:p>
            <text:p><text:span text:style-name="T8"><text:s text:c="4"/></text:span><text:span text:style-name="T10">height</text:span><text:span text:style-name="T8">: </text:span><text:span text:style-name="T11">320</text:span><text:span text:style-name="T12">px</text:span><text:span text:style-name="T8">;</text:span></text:p>
            <text:p><text:span text:style-name="T8"><text:s text:c="4"/></text:span><text:span text:style-name="T10">width</text:span><text:span text:style-name="T8">: </text:span><text:span text:style-name="T11">235</text:span><text:span text:style-name="T12">px</text:span><text:span text:style-name="T8">;</text:span></text:p>
            <text:p><text:span text:style-name="T8"><text:s text:c="4"/></text:span><text:span text:style-name="T10">border-radius</text:span><text:span text:style-name="T8">: </text:span><text:span text:style-name="T11">5</text:span><text:span text:style-name="T12">px</text:span><text:span text:style-name="T8">; </text:span><text:span text:style-name="T13">/* arredondamento na bordas */</text:span></text:p>
            <text:p><text:span text:style-name="T8"><text:s text:c="4"/></text:span><text:span text:style-name="T10">overflow</text:span><text:span text:style-name="T8">: </text:span><text:span text:style-name="T10">hidden</text:span><text:span text:style-name="T8">; </text:span><text:span text:style-name="T13">/*https://www.w3schools.com/css/css_overflow.asp*/</text:span></text:p>
            <text:p><text:span text:style-name="T8"><text:s text:c="4"/></text:span><text:span text:style-name="T10">background-color</text:span><text:span text:style-name="T8">: </text:span><text:span text:style-name="T10">azure</text:span><text:span text:style-name="T8">;</text:span></text:p>
            <text:p><text:span text:style-name="T8"/></text:p>
            <text:p><text:span text:style-name="T8"><text:s text:c="4"/></text:span><text:span text:style-name="T10">display</text:span><text:span text:style-name="T8">: </text:span><text:span text:style-name="T10">grid</text:span><text:span text:style-name="T8">;</text:span></text:p>
            <text:p><text:span text:style-name="T8"><text:s text:c="4"/></text:span><text:span text:style-name="T10">grid-template-columns</text:span><text:span text:style-name="T8">: </text:span><text:span text:style-name="T9">repeat</text:span><text:span text:style-name="T8">(</text:span><text:span text:style-name="T11">2</text:span><text:span text:style-name="T8">,</text:span><text:span text:style-name="T11">50</text:span><text:span text:style-name="T12">%</text:span><text:span text:style-name="T8">);</text:span></text:p>
            <text:p><text:span text:style-name="T8"><text:s text:c="4"/></text:span><text:span text:style-name="T10">grid-template-rows</text:span><text:span text:style-name="T8">: </text:span><text:span text:style-name="T11">1</text:span><text:span text:style-name="T8">fr </text:span><text:span text:style-name="T11">50</text:span><text:span text:style-name="T12">px</text:span><text:span text:style-name="T8"> </text:span><text:span text:style-name="T11">50</text:span><text:span text:style-name="T12">px</text:span><text:span text:style-name="T8"> </text:span><text:span text:style-name="T11">50</text:span><text:span text:style-name="T12">px</text:span><text:span text:style-name="T8">;</text:span></text:p>
            <text:p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Parte 3</text:span></text:p>
            <text:p>Criando o Displa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a pasta components, crie os arquivos:</text:p>
                <text:list>
                  <text:list-item>
                    <text:p>Display.jsx</text:p>
                  </text:list-item>
                  <text:list-item>
                    <text:p>Display.c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jsx</text:p>
              </text:list-item>
            </text:list>
          </draw:text-box>
        </draw:frame>
        <draw:frame draw:style-name="gr3" draw:text-style-name="P8" draw:layer="layout" svg:width="20.553cm" svg:height="5.939cm" svg:x="2.876cm" svg:y="5.56cm">
          <draw:text-box>
            <text:p><text:span text:style-name="T10">import</text:span><text:span text:style-name="T8"> React from </text:span><text:span text:style-name="T20">'react'</text:span></text:p>
            <text:p><text:span text:style-name="T10">import</text:span><text:span text:style-name="T8"> </text:span><text:span text:style-name="T20">'./Display.css'</text:span></text:p>
            <text:p><text:span text:style-name="T8"/></text:p>
            <text:p><text:span text:style-name="T10">export</text:span><text:span text:style-name="T8"> </text:span><text:span text:style-name="T10">default</text:span><text:span text:style-name="T8"> props=&gt;{</text:span></text:p>
            <text:p><text:span text:style-name="T8"><text:s text:c="4"/></text:span><text:span text:style-name="T10">return</text:span><text:span text:style-name="T8">(</text:span></text:p>
            <text:p><text:span text:style-name="T8"><text:s text:c="8"/></text:span><text:span text:style-name="T11">&lt;</text:span><text:span text:style-name="T8">div className</text:span><text:span text:style-name="T11">=</text:span><text:span text:style-name="T20">'display'</text:span><text:span text:style-name="T11">&gt;</text:span><text:span text:style-name="T8">{props.value}</text:span><text:span text:style-name="T11">&lt;</text:span><text:span text:style-name="T8">/div&gt;</text:span></text:p>
            <text:p><text:span text:style-name="T8"><text:s text:c="4"/></text:span><text:span text:style-name="T8">)</text:span></text:p>
            <text:p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css</text:p>
              </text:list-item>
            </text:list>
          </draw:text-box>
        </draw:frame>
        <draw:frame draw:style-name="gr3" draw:text-style-name="P12" draw:layer="layout" svg:width="12.424cm" svg:height="9.494cm" svg:x="2.684cm" svg:y="5.33cm">
          <draw:text-box>
            <text:p text:style-name="P11"><text:span text:style-name="T8">.</text:span><text:span text:style-name="T9">display</text:span><text:span text:style-name="T8"> {</text:span></text:p>
            <text:p text:style-name="P11"><text:span text:style-name="T8"><text:s text:c="4"/></text:span><text:span text:style-name="T10">grid-column</text:span><text:span text:style-name="T8">: span </text:span><text:span text:style-name="T11">2</text:span><text:span text:style-name="T8">;</text:span></text:p>
            <text:p text:style-name="P11"><text:span text:style-name="T8"><text:s text:c="4"/></text:span><text:span text:style-name="T10">background-color</text:span><text:span text:style-name="T8">: </text:span><text:span text:style-name="T11">#0004</text:span><text:span text:style-name="T8">;</text:span></text:p>
            <text:p text:style-name="P11"><text:span text:style-name="T8"><text:s text:c="4"/></text:span><text:span text:style-name="T10">color</text:span><text:span text:style-name="T8">: </text:span><text:span text:style-name="T10">black</text:span><text:span text:style-name="T8">;</text:span></text:p>
            <text:p text:style-name="P11"><text:span text:style-name="T8"><text:s text:c="4"/></text:span><text:span text:style-name="T10">font-weight</text:span><text:span text:style-name="T8">: </text:span><text:span text:style-name="T10">bold</text:span><text:span text:style-name="T8">;</text:span></text:p>
            <text:p text:style-name="P11"><text:span text:style-name="T8"/></text:p>
            <text:p text:style-name="P11"><text:span text:style-name="T8"><text:s text:c="4"/></text:span><text:span text:style-name="T10">display</text:span><text:span text:style-name="T8">: </text:span><text:span text:style-name="T10">flex</text:span><text:span text:style-name="T8">;</text:span></text:p>
            <text:p text:style-name="P11"><text:span text:style-name="T8"><text:s text:c="4"/></text:span><text:span text:style-name="T10">justify-content</text:span><text:span text:style-name="T8">: </text:span><text:span text:style-name="T10">center</text:span><text:span text:style-name="T8">;</text:span></text:p>
            <text:p text:style-name="P11"><text:span text:style-name="T8"><text:s text:c="4"/></text:span><text:span text:style-name="T10">align-items</text:span><text:span text:style-name="T8">: </text:span><text:span text:style-name="T10">center</text:span><text:span text:style-name="T8">;</text:span></text:p>
            <text:p text:style-name="P11"><text:span text:style-name="T8"><text:s text:c="4"/></text:span><text:span text:style-name="T10">padding</text:span><text:span text:style-name="T8">: </text:span><text:span text:style-name="T11">10</text:span><text:span text:style-name="T12">px</text:span><text:span text:style-name="T8">;</text:span></text:p>
            <text:p text:style-name="P11"><text:span text:style-name="T8"><text:s text:c="4"/></text:span><text:span text:style-name="T10">font-size</text:span><text:span text:style-name="T8">: </text:span><text:span text:style-name="T11">0.5</text:span><text:span text:style-name="T12">em</text:span><text:span text:style-name="T8">;</text:span></text:p>
            <text:p text:style-name="P11"><text:span text:style-name="T8"><text:s text:c="4"/></text:span><text:span text:style-name="T10">overflow</text:span><text:span text:style-name="T8">: </text:span><text:span text:style-name="T10">hidden</text:span><text:span text:style-name="T8">;</text:span></text:p>
            <text:p text:style-name="P11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32">
        <office:forms form:automatic-focus="false" form:apply-design-mode="false"/>
        <draw:frame presentation:style-name="pr1" draw:text-style-name="P16" draw:layer="layout" svg:width="25.199cm" svg:height="12.19cm" svg:x="1.4cm" svg:y="0.628cm" presentation:class="subtitle">
          <draw:text-box>
            <text:p text:style-name="P15"><text:span text:style-name="T3">Parte 4</text:span></text:p>
            <text:p text:style-name="P15"><text:span text:style-name="T26">Lógica do Botõ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6" draw:text-style-name="P8" draw:layer="layout" svg:width="13.115cm" svg:height="8.783cm" svg:x="7.285cm" svg:y="5.674cm">
          <draw:text-box>
            <text:p><text:span text:style-name="T8">.</text:span><text:span text:style-name="T9">button</text:span><text:span text:style-name="T8">:</text:span><text:span text:style-name="T21">active</text:span><text:span text:style-name="T8"> {</text:span></text:p>
            <text:p><text:span text:style-name="T8"><text:s text:c="4"/></text:span><text:span text:style-name="T10">background-color</text:span><text:span text:style-name="T8">: </text:span><text:span text:style-name="T11">#ccc</text:span><text:span text:style-name="T8">;</text:span></text:p>
            <text:p><text:span text:style-name="T8">}</text:span></text:p>
            <text:p><text:span text:style-name="T8"/></text:p>
            <text:p><text:span text:style-name="T13">/*remove outline pontilhado no firefox*/</text:span></text:p>
            <text:p><text:span text:style-name="T8">.</text:span><text:span text:style-name="T9">button</text:span><text:span text:style-name="T8">::</text:span><text:span text:style-name="T21">-moz-focus-inner</text:span><text:span text:style-name="T8"> {</text:span></text:p>
            <text:p><text:span text:style-name="T8"><text:s text:c="4"/></text:span><text:span text:style-name="T10">border</text:span><text:span text:style-name="T8">: </text:span><text:span text:style-name="T11">0</text:span><text:span text:style-name="T8">;</text:span></text:p>
            <text:p><text:span text:style-name="T8">}</text:span></text:p>
            <text:p><text:span text:style-name="T8"/></text:p>
            <text:p><text:span text:style-name="T8">.</text:span><text:span text:style-name="T9">button</text:span><text:span text:style-name="T8">.</text:span><text:span text:style-name="T9">double</text:span><text:span text:style-name="T8"> {</text:span></text:p>
            <text:p><text:span text:style-name="T8"><text:s text:c="4"/></text:span><text:span text:style-name="T10">grid-column</text:span><text:span text:style-name="T8">: span </text:span><text:span text:style-name="T11">2</text:span><text:span text:style-name="T8">;</text:span></text:p>
            <text:p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jsx</text:p>
              </text:list-item>
            </text:list>
          </draw:text-box>
        </draw:frame>
        <draw:frame draw:style-name="gr7" draw:text-style-name="P14" draw:layer="layout" svg:width="23.161cm" svg:height="9.131cm" svg:x="1.743cm" svg:y="5.644cm">
          <draw:text-box>
            <text:p text:style-name="P13"><text:span text:style-name="T22">import</text:span><text:span text:style-name="T23"> React from </text:span><text:span text:style-name="T24">'react'</text:span></text:p>
            <text:p text:style-name="P13"><text:span text:style-name="T22">import</text:span><text:span text:style-name="T23"> </text:span><text:span text:style-name="T24">'./Button.css'</text:span></text:p>
            <text:p text:style-name="P13"><text:span text:style-name="T23"/></text:p>
            <text:p text:style-name="P13"><text:span text:style-name="T22">export</text:span><text:span text:style-name="T23"> </text:span><text:span text:style-name="T22">default</text:span><text:span text:style-name="T23"> props=&gt;{</text:span></text:p>
            <text:p text:style-name="P13"><text:span text:style-name="T23"/></text:p>
            <text:p text:style-name="P13"><text:span text:style-name="T23"><text:s text:c="4"/></text:span><text:span text:style-name="T22">let</text:span><text:span text:style-name="T23"> classes </text:span><text:span text:style-name="T25">=</text:span><text:span text:style-name="T23"> </text:span><text:span text:style-name="T24">'button '</text:span></text:p>
            <text:p text:style-name="P13"><text:span text:style-name="T23"><text:s text:c="4"/></text:span><text:span text:style-name="T23">classes </text:span><text:span text:style-name="T25">+=</text:span><text:span text:style-name="T23"> props.</text:span><text:span text:style-name="T22">double</text:span><text:span text:style-name="T23"> </text:span><text:span text:style-name="T25">?</text:span><text:span text:style-name="T23"> </text:span><text:span text:style-name="T24">'double'</text:span><text:span text:style-name="T23"> </text:span><text:span text:style-name="T25">:</text:span><text:span text:style-name="T23"> </text:span><text:span text:style-name="T24">''</text:span><text:span text:style-name="T23"> </text:span></text:p>
            <text:p text:style-name="P13"><text:span text:style-name="T23"/></text:p>
            <text:p text:style-name="P13"><text:span text:style-name="T23"><text:s text:c="4"/></text:span><text:span text:style-name="T22">return</text:span><text:span text:style-name="T23">(</text:span></text:p>
            <text:p text:style-name="P13"><text:span text:style-name="T23"><text:s text:c="8"/></text:span><text:span text:style-name="T25">&lt;</text:span><text:span text:style-name="T23">button className</text:span><text:span text:style-name="T25">=</text:span><text:span text:style-name="T23">{classes}</text:span></text:p>
            <text:p text:style-name="P13"><text:span text:style-name="T23"><text:s text:c="16"/></text:span><text:span text:style-name="T23">onClick</text:span><text:span text:style-name="T25">=</text:span><text:span text:style-name="T23">{()=&gt;props.click </text:span><text:span text:style-name="T25">&amp;&amp;</text:span><text:span text:style-name="T23"> props.click(props.label)}</text:span></text:p>
            <text:p text:style-name="P13"><text:span text:style-name="T23"><text:s text:c="8"/></text:span><text:span text:style-name="T25">&gt;</text:span></text:p>
            <text:p text:style-name="P13"><text:span text:style-name="T23"><text:s text:c="12"/></text:span><text:span text:style-name="T23">{props.label}</text:span></text:p>
            <text:p text:style-name="P13"><text:span text:style-name="T23"><text:s text:c="8"/></text:span><text:span text:style-name="T25">&lt;</text:span><text:span text:style-name="T23">/button&gt;</text:span></text:p>
            <text:p text:style-name="P13"><text:span text:style-name="T23"><text:s text:c="4"/></text:span><text:span text:style-name="T23">)</text:span></text:p>
            <text:p text:style-name="P13"><text:span text:style-name="T2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3" draw:text-style-name="P8" draw:layer="layout" svg:width="15.914cm" svg:height="5.228cm" svg:x="2.492cm" svg:y="5.828cm">
          <draw:text-box>
            <text:p><text:span text:style-name="T8"><text:s text:c="4"/></text:span><text:span text:style-name="T8">constructor(props){</text:span></text:p>
            <text:p><text:span text:style-name="T8"><text:s text:c="8"/></text:span><text:span text:style-name="T10">super</text:span><text:span text:style-name="T8">(props)</text:span></text:p>
            <text:p><text:span text:style-name="T8"><text:s text:c="8"/></text:span><text:span text:style-name="T10">this</text:span><text:span text:style-name="T8">.state </text:span><text:span text:style-name="T11">=</text:span><text:span text:style-name="T8"> {i</text:span><text:span text:style-name="T11">:5</text:span><text:span text:style-name="T8">,j</text:span><text:span text:style-name="T11">:10</text:span><text:span text:style-name="T8">}</text:span></text:p>
            <text:p><text:span text:style-name="T8"/></text:p>
            <text:p><text:span text:style-name="T8"><text:s text:c="8"/></text:span><text:span text:style-name="T10">this</text:span><text:span text:style-name="T8">.setPosition </text:span><text:span text:style-name="T11">=</text:span><text:span text:style-name="T8"> </text:span><text:span text:style-name="T10">this</text:span><text:span text:style-name="T8">.setPosition.bind(</text:span><text:span text:style-name="T10">this</text:span><text:span text:style-name="T8">)</text:span></text:p>
            <text:p><text:span text:style-name="T8"/></text:p>
            <text:p><text:span text:style-name="T8"><text:s text:c="4"/></text:span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3" draw:text-style-name="P8" draw:layer="layout" svg:width="15.914cm" svg:height="9.494cm" svg:x="2.492cm" svg:y="5.328cm">
          <draw:text-box>
            <text:p><text:span text:style-name="T8"><text:s text:c="4"/></text:span><text:span text:style-name="T8">setPosition(position){</text:span></text:p>
            <text:p><text:span text:style-name="T8"><text:s text:c="8"/></text:span><text:span text:style-name="T10">let</text:span><text:span text:style-name="T8"> i </text:span><text:span text:style-name="T11">=</text:span><text:span text:style-name="T8"> </text:span><text:span text:style-name="T10">this</text:span><text:span text:style-name="T8">.state.i</text:span></text:p>
            <text:p><text:span text:style-name="T8"><text:s text:c="8"/></text:span><text:span text:style-name="T10">let</text:span><text:span text:style-name="T8"> j </text:span><text:span text:style-name="T11">=</text:span><text:span text:style-name="T8"> </text:span><text:span text:style-name="T10">this</text:span><text:span text:style-name="T8">.state.j</text:span></text:p>
            <text:p><text:span text:style-name="T8"><text:s text:c="8"/></text:span><text:span text:style-name="T10">if</text:span><text:span text:style-name="T8">(position </text:span><text:span text:style-name="T11">===</text:span><text:span text:style-name="T8"> </text:span><text:span text:style-name="T20">'UP'</text:span><text:span text:style-name="T8">){</text:span></text:p>
            <text:p><text:span text:style-name="T8"><text:s text:c="12"/></text:span><text:span text:style-name="T8">i </text:span><text:span text:style-name="T11">=</text:span><text:span text:style-name="T8"> i </text:span><text:span text:style-name="T11">-</text:span><text:span text:style-name="T8"> </text:span><text:span text:style-name="T11">1</text:span></text:p>
            <text:p><text:span text:style-name="T8"><text:s text:c="8"/></text:span><text:span text:style-name="T8">}</text:span><text:span text:style-name="T10">else</text:span><text:span text:style-name="T8"> </text:span><text:span text:style-name="T10">if</text:span><text:span text:style-name="T8">(position </text:span><text:span text:style-name="T11">===</text:span><text:span text:style-name="T8"> </text:span><text:span text:style-name="T20">'DOWN'</text:span><text:span text:style-name="T8">){</text:span></text:p>
            <text:p><text:span text:style-name="T8"><text:s text:c="12"/></text:span><text:span text:style-name="T8">i </text:span><text:span text:style-name="T11">=</text:span><text:span text:style-name="T8"> i </text:span><text:span text:style-name="T11">+</text:span><text:span text:style-name="T8"> </text:span><text:span text:style-name="T11">1</text:span></text:p>
            <text:p><text:span text:style-name="T8"><text:s text:c="8"/></text:span><text:span text:style-name="T8">}</text:span><text:span text:style-name="T10">else</text:span><text:span text:style-name="T8"> </text:span><text:span text:style-name="T10">if</text:span><text:span text:style-name="T8">(position </text:span><text:span text:style-name="T11">===</text:span><text:span text:style-name="T8"> </text:span><text:span text:style-name="T20">'LEFT'</text:span><text:span text:style-name="T8">){</text:span></text:p>
            <text:p><text:span text:style-name="T8"><text:s text:c="12"/></text:span><text:span text:style-name="T8">j </text:span><text:span text:style-name="T11">=</text:span><text:span text:style-name="T8"> j </text:span><text:span text:style-name="T11">-</text:span><text:span text:style-name="T8"> </text:span><text:span text:style-name="T11">1</text:span></text:p>
            <text:p><text:span text:style-name="T8"><text:s text:c="8"/></text:span><text:span text:style-name="T8">}</text:span><text:span text:style-name="T10">else</text:span><text:span text:style-name="T8"> </text:span><text:span text:style-name="T10">if</text:span><text:span text:style-name="T8">(position </text:span><text:span text:style-name="T11">===</text:span><text:span text:style-name="T8"> </text:span><text:span text:style-name="T20">'RIGHT'</text:span><text:span text:style-name="T8">){</text:span></text:p>
            <text:p><text:span text:style-name="T8"><text:s text:c="12"/></text:span><text:span text:style-name="T8">j </text:span><text:span text:style-name="T11">=</text:span><text:span text:style-name="T8"> j </text:span><text:span text:style-name="T11">+</text:span><text:span text:style-name="T8"> </text:span><text:span text:style-name="T11">1</text:span></text:p>
            <text:p><text:span text:style-name="T8"><text:s text:c="8"/></text:span><text:span text:style-name="T8">}</text:span></text:p>
            <text:p><text:span text:style-name="T8"><text:s text:c="8"/></text:span><text:span text:style-name="T10">this</text:span><text:span text:style-name="T8">.setState({i,j})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3" draw:text-style-name="P8" draw:layer="layout" svg:width="15.914cm" svg:height="5.228cm" svg:x="2.492cm" svg:y="5.828cm">
          <draw:text-box>
            <text:p><text:span text:style-name="T8"><text:s text:c="4"/></text:span><text:span text:style-name="T8">constructor(props){</text:span></text:p>
            <text:p><text:span text:style-name="T8"><text:s text:c="8"/></text:span><text:span text:style-name="T10">super</text:span><text:span text:style-name="T8">(props)</text:span></text:p>
            <text:p><text:span text:style-name="T8"><text:s text:c="8"/></text:span><text:span text:style-name="T10">this</text:span><text:span text:style-name="T8">.state </text:span><text:span text:style-name="T11">=</text:span><text:span text:style-name="T8"> {i</text:span><text:span text:style-name="T11">:5</text:span><text:span text:style-name="T8">,j</text:span><text:span text:style-name="T11">:10</text:span><text:span text:style-name="T8">}</text:span></text:p>
            <text:p><text:span text:style-name="T8"/></text:p>
            <text:p><text:span text:style-name="T8"><text:s text:c="8"/></text:span><text:span text:style-name="T10">this</text:span><text:span text:style-name="T8">.setPosition </text:span><text:span text:style-name="T11">=</text:span><text:span text:style-name="T8"> </text:span><text:span text:style-name="T10">this</text:span><text:span text:style-name="T8">.setPosition.bind(</text:span><text:span text:style-name="T10">this</text:span><text:span text:style-name="T8">)</text:span></text:p>
            <text:p><text:span text:style-name="T8"/></text:p>
            <text:p><text:span text:style-name="T8"><text:s text:c="4"/></text:span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3" draw:text-style-name="P8" draw:layer="layout" svg:width="15.914cm" svg:height="9.494cm" svg:x="2.392cm" svg:y="5.428cm">
          <draw:text-box>
            <text:p><text:span text:style-name="T8"><text:s text:c="4"/></text:span><text:span text:style-name="T8">drawMatrix(){</text:span></text:p>
            <text:p><text:span text:style-name="T8"><text:s text:c="8"/></text:span><text:span text:style-name="T10">let</text:span><text:span text:style-name="T8"> out </text:span><text:span text:style-name="T11">=</text:span><text:span text:style-name="T8"> </text:span><text:span text:style-name="T20">''</text:span></text:p>
            <text:p><text:span text:style-name="T8"><text:s text:c="8"/></text:span><text:span text:style-name="T10">for</text:span><text:span text:style-name="T8"> (</text:span><text:span text:style-name="T10">let</text:span><text:span text:style-name="T8"> i </text:span><text:span text:style-name="T11">=</text:span><text:span text:style-name="T8"> </text:span><text:span text:style-name="T11">0</text:span><text:span text:style-name="T8">; i </text:span><text:span text:style-name="T11">&lt;</text:span><text:span text:style-name="T8"> </text:span><text:span text:style-name="T11">14</text:span><text:span text:style-name="T8">; i</text:span><text:span text:style-name="T11">++</text:span><text:span text:style-name="T8">) {</text:span></text:p>
            <text:p><text:span text:style-name="T8"><text:s text:c="12"/></text:span><text:span text:style-name="T10">for</text:span><text:span text:style-name="T8">(</text:span><text:span text:style-name="T10">let</text:span><text:span text:style-name="T8"> j </text:span><text:span text:style-name="T11">=</text:span><text:span text:style-name="T8"> </text:span><text:span text:style-name="T11">0</text:span><text:span text:style-name="T8">; j </text:span><text:span text:style-name="T11">&lt;</text:span><text:span text:style-name="T8"> </text:span><text:span text:style-name="T11">14</text:span><text:span text:style-name="T8">; j</text:span><text:span text:style-name="T11">++</text:span><text:span text:style-name="T8">){</text:span></text:p>
            <text:p><text:span text:style-name="T8"><text:s text:c="16"/></text:span><text:span text:style-name="T10">if</text:span><text:span text:style-name="T8">(i </text:span><text:span text:style-name="T11">===</text:span><text:span text:style-name="T8"> </text:span><text:span text:style-name="T10">this</text:span><text:span text:style-name="T8">.state.i </text:span><text:span text:style-name="T11">&amp;&amp;</text:span><text:span text:style-name="T8"> j </text:span><text:span text:style-name="T11">===</text:span><text:span text:style-name="T8"> </text:span><text:span text:style-name="T10">this</text:span><text:span text:style-name="T8">.state.j)</text:span></text:p>
            <text:p><text:span text:style-name="T8"><text:s text:c="20"/></text:span><text:span text:style-name="T8">out</text:span><text:span text:style-name="T11">+=</text:span><text:span text:style-name="T20">'[O]'</text:span></text:p>
            <text:p><text:span text:style-name="T8"><text:s text:c="16"/></text:span><text:span text:style-name="T10">else</text:span></text:p>
            <text:p><text:span text:style-name="T8"><text:s text:c="20"/></text:span><text:span text:style-name="T8">out</text:span><text:span text:style-name="T11">+=</text:span><text:span text:style-name="T20">'[X]'</text:span></text:p>
            <text:p><text:span text:style-name="T8"><text:s text:c="12"/></text:span><text:span text:style-name="T8">}</text:span></text:p>
            <text:p><text:span text:style-name="T8"><text:s text:c="12"/></text:span></text:p>
            <text:p><text:span text:style-name="T8"><text:s text:c="8"/></text:span><text:span text:style-name="T8">}</text:span></text:p>
            <text:p><text:span text:style-name="T8"><text:s text:c="8"/></text:span><text:span text:style-name="T10">return</text:span><text:span text:style-name="T8"> out</text:span></text:p>
            <text:p><text:span text:style-name="T8"><text:s text:c="4"/></text:span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8" draw:text-style-name="P8" draw:layer="layout" svg:width="21.305cm" svg:height="8.072cm" svg:x="1.992cm" svg:y="5.428cm">
          <draw:text-box>
            <text:p><text:span text:style-name="T8"><text:s text:c="4"/></text:span><text:span text:style-name="T8">render(){</text:span></text:p>
            <text:p><text:span text:style-name="T8"><text:s text:c="8"/></text:span><text:span text:style-name="T10">return</text:span><text:span text:style-name="T8">(</text:span></text:p>
            <text:p><text:span text:style-name="T8"><text:s text:c="12"/></text:span><text:span text:style-name="T11">&lt;</text:span><text:span text:style-name="T8">div className</text:span><text:span text:style-name="T11">=</text:span><text:span text:style-name="T20">'robo'</text:span><text:span text:style-name="T11">&gt;</text:span></text:p>
            <text:p><text:span text:style-name="T8"><text:s text:c="16"/></text:span><text:span text:style-name="T11">&lt;</text:span><text:span text:style-name="T8">Display value</text:span><text:span text:style-name="T11">=</text:span><text:span text:style-name="T8">{</text:span><text:span text:style-name="T10">this</text:span><text:span text:style-name="T8">.drawMatrix()}</text:span><text:span text:style-name="T11">/&gt;</text:span></text:p>
            <text:p><text:span text:style-name="T8"><text:s text:c="16"/></text:span><text:span text:style-name="T11">&lt;</text:span><text:span text:style-name="T8">Button label</text:span><text:span text:style-name="T11">=</text:span><text:span text:style-name="T20">'UP'</text:span><text:span text:style-name="T8"> click</text:span><text:span text:style-name="T11">=</text:span><text:span text:style-name="T8">{</text:span><text:span text:style-name="T10">this</text:span><text:span text:style-name="T8">.setPosition} </text:span><text:span text:style-name="T10">double</text:span><text:span text:style-name="T11">/&gt;</text:span></text:p>
            <text:p><text:span text:style-name="T8"><text:s text:c="16"/></text:span><text:span text:style-name="T11">&lt;</text:span><text:span text:style-name="T8">Button label</text:span><text:span text:style-name="T11">=</text:span><text:span text:style-name="T20">'LEFT'</text:span><text:span text:style-name="T8"> click</text:span><text:span text:style-name="T11">=</text:span><text:span text:style-name="T8">{</text:span><text:span text:style-name="T10">this</text:span><text:span text:style-name="T8">.setPosition} </text:span><text:span text:style-name="T11">/&gt;</text:span></text:p>
            <text:p><text:span text:style-name="T8"><text:s text:c="16"/></text:span><text:span text:style-name="T11">&lt;</text:span><text:span text:style-name="T8">Button label</text:span><text:span text:style-name="T11">=</text:span><text:span text:style-name="T20">'RIGHT'</text:span><text:span text:style-name="T8"> click</text:span><text:span text:style-name="T11">=</text:span><text:span text:style-name="T8">{</text:span><text:span text:style-name="T10">this</text:span><text:span text:style-name="T8">.setPosition}</text:span><text:span text:style-name="T11">/&gt;</text:span></text:p>
            <text:p><text:span text:style-name="T8"><text:s text:c="16"/></text:span><text:span text:style-name="T11">&lt;</text:span><text:span text:style-name="T8">Button label</text:span><text:span text:style-name="T11">=</text:span><text:span text:style-name="T20">'DOWN'</text:span><text:span text:style-name="T8"> click</text:span><text:span text:style-name="T11">=</text:span><text:span text:style-name="T8">{</text:span><text:span text:style-name="T10">this</text:span><text:span text:style-name="T8">.setPosition} </text:span><text:span text:style-name="T10">double</text:span><text:span text:style-name="T11">/&gt;</text:span></text:p>
            <text:p><text:span text:style-name="T8"><text:s text:c="12"/></text:span><text:span text:style-name="T11">&lt;</text:span><text:span text:style-name="T8">/div&gt;</text:span></text:p>
            <text:p><text:span text:style-name="T8"><text:s text:c="8"/></text:span><text:span text:style-name="T8">)</text:span></text:p>
            <text:p><text:span text:style-name="T8"><text:s text:c="4"/></text:span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32">
        <office:forms form:automatic-focus="false" form:apply-design-mode="false"/>
        <draw:frame presentation:style-name="pr1" draw:text-style-name="P16" draw:layer="layout" svg:width="25.199cm" svg:height="12.19cm" svg:x="1.4cm" svg:y="0.628cm" presentation:class="subtitle">
          <draw:text-box>
            <text:p><text:span text:style-name="T3">Projeto Calculado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um novo projeto:</text:p>
                <text:list>
                  <text:list-item>
                    <text:p>create-react-app calculator</text:p>
                  </text:list-item>
                </text:list>
              </text:list-item>
              <text:list-item>
                <text:p>Dentro do projeto, organize as pastas:</text:p>
              </text:list-item>
            </text:list>
          </draw:text-box>
        </draw:frame>
        <draw:frame draw:style-name="gr2" draw:text-style-name="P5" draw:layer="layout" svg:width="5.425cm" svg:height="4.079cm" svg:x="2.439cm" svg:y="8.882cm">
          <draw:image xlink:href="Pictures/10000201000000750000005849B4E92B64BA314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ixe a seguinte fonte (RobotoMono):</text:p>
                <text:list>
                  <text:list-item>
                    <text:p><text:a xlink:href="https://fonts.google.com/specimen/Roboto+Mono?selection.family=Roboto+Mono" xlink:type="simple">https://fonts.google.com/specimen/Roboto+Mono?selection.family=Roboto+Mono</text:a></text:p>
                  </text:list-item>
                  <text:list-item>
                    <text:p>Descompacte o arquivo “RobotoMono-Thin.ttf” dentro da past “fonts” do proje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Parte 1</text:span></text:p>
            <text:p>Criando a Classe Principal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ntro de main, crie o arquivo Calculator.jsx e Calculator.css.</text:p>
              </text:list-item>
              <text:list-item>
                <text:p>Como Calculator será um componente com estado, iremos usar classes.</text:p>
              </text:list-item>
              <text:list-item>
                <text:p>Calculator.css será o arquivo de folha de estilo para Calculato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jsx</text:p>
              </text:list-item>
            </text:list>
          </draw:text-box>
        </draw:frame>
        <draw:frame draw:style-name="gr6" draw:text-style-name="P8" draw:layer="layout" svg:width="17.831cm" svg:height="8.783cm" svg:x="2.454cm" svg:y="6.174cm">
          <draw:text-box>
            <text:p><text:span text:style-name="T10">import</text:span><text:span text:style-name="T8"> React,{Component} from </text:span><text:span text:style-name="T20">'react'</text:span></text:p>
            <text:p><text:span text:style-name="T10">import</text:span><text:span text:style-name="T8"> </text:span><text:span text:style-name="T20">'./Calculator.css'</text:span></text:p>
            <text:p><text:span text:style-name="T8"/></text:p>
            <text:p><text:span text:style-name="T10">export</text:span><text:span text:style-name="T8"> </text:span><text:span text:style-name="T10">default</text:span><text:span text:style-name="T8"> </text:span><text:span text:style-name="T10">class</text:span><text:span text:style-name="T8"> Calculator </text:span><text:span text:style-name="T10">extends</text:span><text:span text:style-name="T8"> Component{</text:span></text:p>
            <text:p><text:span text:style-name="T8"><text:s text:c="4"/></text:span><text:span text:style-name="T8">render(){</text:span></text:p>
            <text:p><text:span text:style-name="T8"><text:s text:c="8"/></text:span><text:span text:style-name="T10">return</text:span><text:span text:style-name="T8">(</text:span></text:p>
            <text:p><text:span text:style-name="T8"><text:s text:c="12"/></text:span><text:span text:style-name="T11">&lt;</text:span><text:span text:style-name="T8">div className</text:span><text:span text:style-name="T11">=</text:span><text:span text:style-name="T20">'calculator'</text:span><text:span text:style-name="T11">&gt;</text:span></text:p>
            <text:p><text:span text:style-name="T8"><text:s text:c="16"/></text:span><text:span text:style-name="T8">teste</text:span></text:p>
            <text:p><text:span text:style-name="T8"><text:s text:c="12"/></text:span><text:span text:style-name="T11">&lt;</text:span><text:span text:style-name="T8">/div&gt;</text:span></text:p>
            <text:p><text:span text:style-name="T8"><text:s text:c="8"/></text:span><text:span text:style-name="T8">)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9" draw:text-style-name="P8" draw:layer="layout" svg:width="21.742cm" svg:height="5.939cm" svg:x="2.837cm" svg:y="5.599cm">
          <draw:text-box>
            <text:p><text:span text:style-name="T8">.calculator {</text:span></text:p>
            <text:p><text:span text:style-name="T8"><text:s text:c="4"/></text:span><text:span text:style-name="T8">height</text:span><text:span text:style-name="T11">:</text:span><text:span text:style-name="T8"> </text:span><text:span text:style-name="T11">320</text:span><text:span text:style-name="T8">px;</text:span></text:p>
            <text:p><text:span text:style-name="T8"><text:s text:c="4"/></text:span><text:span text:style-name="T8">width</text:span><text:span text:style-name="T11">:</text:span><text:span text:style-name="T8"> </text:span><text:span text:style-name="T11">235</text:span><text:span text:style-name="T8">px;</text:span></text:p>
            <text:p><text:span text:style-name="T8"><text:s text:c="4"/></text:span><text:span text:style-name="T8">border</text:span><text:span text:style-name="T11">-</text:span><text:span text:style-name="T8">radius</text:span><text:span text:style-name="T11">:</text:span><text:span text:style-name="T8"> </text:span><text:span text:style-name="T11">5</text:span><text:span text:style-name="T8">px; </text:span><text:span text:style-name="T13">/* arredondamento na bordas */</text:span></text:p>
            <text:p><text:span text:style-name="T8"><text:s text:c="4"/></text:span><text:span text:style-name="T8">overflow</text:span><text:span text:style-name="T11">:</text:span><text:span text:style-name="T8"> hidden; </text:span><text:span text:style-name="T13">/*https://www.w3schools.com/css/css_overflow.asp*/</text:span></text:p>
            <text:p><text:span text:style-name="T8"><text:s text:c="4"/></text:span><text:span text:style-name="T8">background</text:span><text:span text:style-name="T11">-</text:span><text:span text:style-name="T8">color</text:span><text:span text:style-name="T11">:</text:span><text:span text:style-name="T8"> red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terando o index.*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css</text:p>
              </text:list-item>
            </text:list>
          </draw:text-box>
        </draw:frame>
        <draw:frame draw:style-name="gr10" draw:text-style-name="P17" draw:layer="layout" svg:width="21.205cm" svg:height="9.257cm" svg:x="2.032cm" svg:y="5.637cm">
          <draw:text-box>
            <text:p><text:span text:style-name="T27">@font</text:span><text:span text:style-name="T28">-</text:span><text:span text:style-name="T27">face {</text:span></text:p>
            <text:p><text:span text:style-name="T27"><text:s text:c="2"/></text:span><text:span text:style-name="T27">font</text:span><text:span text:style-name="T28">-</text:span><text:span text:style-name="T27">family</text:span><text:span text:style-name="T28">:</text:span><text:span text:style-name="T27"> </text:span><text:span text:style-name="T29">'RobotoMono'</text:span><text:span text:style-name="T27">; </text:span><text:span text:style-name="T30">/* nome qualquer */</text:span></text:p>
            <text:p><text:span text:style-name="T27"><text:s text:c="2"/></text:span><text:span text:style-name="T27">src</text:span><text:span text:style-name="T28">:</text:span><text:span text:style-name="T27"> url(</text:span><text:span text:style-name="T29">'./fonts/RobotoMono-Thin.ttf'</text:span><text:span text:style-name="T27">); </text:span><text:span text:style-name="T30">/* onde está a fonte */</text:span></text:p>
            <text:p><text:span text:style-name="T27">} </text:span><text:span text:style-name="T30">/* https://developer.mozilla.org/pt-BR/docs/Web/CSS/@font-face */</text:span></text:p>
            <text:p><text:span text:style-name="T27"/></text:p>
            <text:p><text:span text:style-name="T28">*</text:span><text:span text:style-name="T27"> {</text:span></text:p>
            <text:p><text:span text:style-name="T27"><text:s text:c="2"/></text:span><text:span text:style-name="T27">font</text:span><text:span text:style-name="T28">-</text:span><text:span text:style-name="T27">family</text:span><text:span text:style-name="T28">:</text:span><text:span text:style-name="T27"> </text:span><text:span text:style-name="T29">'RobotoMono'</text:span><text:span text:style-name="T27">, monospace;</text:span></text:p>
            <text:p><text:span text:style-name="T27">} </text:span><text:span text:style-name="T30">/* define que todas as classes usarão essa fonte */</text:span></text:p>
            <text:p><text:span text:style-name="T27"/></text:p>
            <text:p><text:span text:style-name="T27">body {</text:span></text:p>
            <text:p><text:span text:style-name="T27"><text:s text:c="2"/></text:span><text:span text:style-name="T27">display</text:span><text:span text:style-name="T28">:</text:span><text:span text:style-name="T27"> flex; </text:span><text:span text:style-name="T30">/* https://www.w3schools.com/css/css3_flexbox.asp */</text:span></text:p>
            <text:p><text:span text:style-name="T27"><text:s text:c="2"/></text:span><text:span text:style-name="T27">height</text:span><text:span text:style-name="T28">:</text:span><text:span text:style-name="T27"> </text:span><text:span text:style-name="T28">100</text:span><text:span text:style-name="T27">vh; </text:span><text:span text:style-name="T30">/* vh-&gt; 1/100 da altura do navegador */</text:span></text:p>
            <text:p><text:span text:style-name="T27"><text:s text:c="2"/></text:span><text:span text:style-name="T27">justify</text:span><text:span text:style-name="T28">-</text:span><text:span text:style-name="T27">content</text:span><text:span text:style-name="T28">:</text:span><text:span text:style-name="T27"> center;</text:span></text:p>
            <text:p><text:span text:style-name="T27"><text:s text:c="2"/></text:span><text:span text:style-name="T27">align</text:span><text:span text:style-name="T28">-</text:span><text:span text:style-name="T27">items</text:span><text:span text:style-name="T28">:</text:span><text:span text:style-name="T27"> center;</text:span></text:p>
            <text:p><text:span text:style-name="T27"><text:s text:c="2"/></text:span><text:span text:style-name="T27">text</text:span><text:span text:style-name="T28">-</text:span><text:span text:style-name="T27">align</text:span><text:span text:style-name="T28">:</text:span><text:span text:style-name="T27"> center;</text:span></text:p>
            <text:p><text:span text:style-name="T27"/></text:p>
            <text:p><text:span text:style-name="T27"><text:s text:c="2"/></text:span><text:span text:style-name="T27">color</text:span><text:span text:style-name="T28">:</text:span><text:span text:style-name="T27"> #fff;</text:span></text:p>
            <text:p><text:span text:style-name="T27"><text:s text:c="2"/></text:span><text:span text:style-name="T27">background</text:span><text:span text:style-name="T28">-</text:span><text:span text:style-name="T27">color</text:span><text:span text:style-name="T28">:</text:span><text:span text:style-name="T27"> #c0c0c0;</text:span></text:p>
            <text:p><text:span text:style-name="T2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terando o index.*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6" draw:text-style-name="P8" draw:layer="layout" svg:width="15.951cm" svg:height="8.783cm" svg:x="2.646cm" svg:y="5.522cm">
          <draw:text-box>
            <text:p><text:span text:style-name="T10">import</text:span><text:span text:style-name="T8"> React from </text:span><text:span text:style-name="T20">'react'</text:span><text:span text:style-name="T8">;</text:span></text:p>
            <text:p><text:span text:style-name="T10">import</text:span><text:span text:style-name="T8"> ReactDOM from </text:span><text:span text:style-name="T20">'react-dom'</text:span><text:span text:style-name="T8">;</text:span></text:p>
            <text:p><text:span text:style-name="T10">import</text:span><text:span text:style-name="T8"> </text:span><text:span text:style-name="T20">'./index.css'</text:span><text:span text:style-name="T8">;</text:span></text:p>
            <text:p><text:span text:style-name="T10">import</text:span><text:span text:style-name="T8"> Calculator from </text:span><text:span text:style-name="T20">'./main/Calculator'</text:span><text:span text:style-name="T8">;</text:span></text:p>
            <text:p><text:span text:style-name="T10">import</text:span><text:span text:style-name="T8"> </text:span><text:span text:style-name="T11">*</text:span><text:span text:style-name="T8"> as serviceWorker from </text:span><text:span text:style-name="T20">'./serviceWorker'</text:span><text:span text:style-name="T8">;</text:span></text:p>
            <text:p><text:span text:style-name="T8"/></text:p>
            <text:p><text:span text:style-name="T8">ReactDOM.render(</text:span></text:p>
            <text:p><text:span text:style-name="T8"><text:s text:c="4"/></text:span><text:span text:style-name="T11">&lt;</text:span><text:span text:style-name="T8">div</text:span><text:span text:style-name="T11">&gt;</text:span></text:p>
            <text:p><text:span text:style-name="T8"><text:s text:c="8"/></text:span><text:span text:style-name="T11">&lt;</text:span><text:span text:style-name="T8">h2</text:span><text:span text:style-name="T11">&gt;</text:span><text:span text:style-name="T8">Calculator</text:span><text:span text:style-name="T11">&lt;</text:span><text:span text:style-name="T8">/h2&gt;</text:span></text:p>
            <text:p><text:span text:style-name="T8"><text:s text:c="8"/></text:span><text:span text:style-name="T11">&lt;</text:span><text:span text:style-name="T8">Calculator </text:span><text:span text:style-name="T11">/&gt;</text:span></text:p>
            <text:p><text:span text:style-name="T8"><text:s text:c="4"/></text:span><text:span text:style-name="T11">&lt;</text:span><text:span text:style-name="T8">/div&gt;</text:span></text:p>
            <text:p><text:span text:style-name="T8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32">
        <office:forms form:automatic-focus="false" form:apply-design-mode="false"/>
        <draw:frame presentation:style-name="pr1" draw:text-style-name="P16" draw:layer="layout" svg:width="25.199cm" svg:height="12.19cm" svg:x="1.4cm" svg:y="0.628cm" presentation:class="subtitle">
          <draw:text-box>
            <text:p><text:span text:style-name="T3">Parte 2</text:span></text:p>
            <text:p><text:span text:style-name="T26">Criando os Botõ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a pasta “components”.</text:p>
              </text:list-item>
              <text:list-item>
                <text:p>Dentro de “components”, crie os arquivos:</text:p>
                <text:list>
                  <text:list-item>
                    <text:p>Button.css</text:p>
                  </text:list-item>
                  <text:list-item>
                    <text:p>Button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uton.jsx</text:p>
              </text:list-item>
            </text:list>
          </draw:text-box>
        </draw:frame>
        <draw:frame draw:style-name="gr11" draw:text-style-name="P8" draw:layer="layout" svg:width="20.055cm" svg:height="3.806cm" svg:x="2.377cm" svg:y="5.867cm">
          <draw:text-box>
            <text:p>import React from 'react'</text:p>
            <text:p>import './Button.css'</text:p>
            <text:p/>
            <text:p>export default props=&gt;</text:p>
            <text:p><text:s text:c="4"/>&lt;button className='button'&gt;{props.label}&lt;/button&gt;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12" draw:text-style-name="P8" draw:layer="layout" svg:width="19.901cm" svg:height="9.494cm" svg:x="2.799cm" svg:y="5.397cm">
          <draw:text-box>
            <text:p>:root {</text:p>
            <text:p><text:s text:c="4"/>--bg-button: #f0f0f0;</text:p>
            <text:p><text:s text:c="4"/>--border-button: solid 1px #888;</text:p>
            <text:p>}</text:p>
            <text:p/>
            <text:p>.button {</text:p>
            <text:p><text:s text:c="4"/>font-size: 1.4em;</text:p>
            <text:p><text:s text:c="4"/>background-color: var(--bg-button);</text:p>
            <text:p><text:s text:c="4"/>border: none;</text:p>
            <text:p><text:s text:c="4"/>border-right: <text:s/>var(--border-button);</text:p>
            <text:p><text:s text:c="4"/>border-bottom: var(--border-button);</text:p>
            <text:p><text:s text:c="4"/>outline: none;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jsx</text:p>
              </text:list-item>
            </text:list>
          </draw:text-box>
        </draw:frame>
        <draw:frame draw:style-name="gr13" draw:text-style-name="P10" draw:layer="layout" svg:width="10.43cm" svg:height="12.027cm" svg:x="11.043cm" svg:y="3.273cm">
          <draw:text-box>
            <text:p><text:span text:style-name="T31">... <text:s text:c="2"/></text:span></text:p>
            <text:p><text:span text:style-name="T31"><text:s/></text:span><text:span text:style-name="T31">render(){</text:span></text:p>
            <text:p><text:span text:style-name="T31"><text:s text:c="8"/></text:span><text:span text:style-name="T31">return(</text:span></text:p>
            <text:p><text:span text:style-name="T31"><text:s text:c="12"/></text:span><text:span text:style-name="T31">&lt;div className='calculator'&gt;</text:span></text:p>
            <text:p><text:span text:style-name="T31"><text:s text:c="16"/></text:span><text:span text:style-name="T31">&lt;Button label='AC'/&gt;</text:span></text:p>
            <text:p><text:span text:style-name="T31"><text:s text:c="16"/></text:span><text:span text:style-name="T31">&lt;Button label='/'/&gt;</text:span></text:p>
            <text:p><text:span text:style-name="T31"><text:s text:c="16"/></text:span><text:span text:style-name="T31">&lt;Button label='7'/&gt;</text:span></text:p>
            <text:p><text:span text:style-name="T31"><text:s text:c="16"/></text:span><text:span text:style-name="T31">&lt;Button label='8'/&gt;</text:span></text:p>
            <text:p><text:span text:style-name="T31"><text:s text:c="16"/></text:span><text:span text:style-name="T31">&lt;Button label='9'/&gt;</text:span></text:p>
            <text:p><text:span text:style-name="T31"><text:s text:c="16"/></text:span><text:span text:style-name="T31">&lt;Button label='*'/&gt;</text:span></text:p>
            <text:p><text:span text:style-name="T31"><text:s text:c="16"/></text:span><text:span text:style-name="T31">&lt;Button label='4'/&gt;</text:span></text:p>
            <text:p><text:span text:style-name="T31"><text:s text:c="16"/></text:span><text:span text:style-name="T31">&lt;Button label='5'/&gt;</text:span></text:p>
            <text:p><text:span text:style-name="T31"><text:s text:c="16"/></text:span><text:span text:style-name="T31">&lt;Button label='6'/&gt;</text:span></text:p>
            <text:p><text:span text:style-name="T31"><text:s text:c="16"/></text:span><text:span text:style-name="T31">&lt;Button label='-'/&gt;</text:span></text:p>
            <text:p><text:span text:style-name="T31"><text:s text:c="16"/></text:span><text:span text:style-name="T31">&lt;Button label='1'/&gt;</text:span></text:p>
            <text:p><text:span text:style-name="T31"><text:s text:c="16"/></text:span><text:span text:style-name="T31">&lt;Button label='2'/&gt;</text:span></text:p>
            <text:p><text:span text:style-name="T31"><text:s text:c="16"/></text:span><text:span text:style-name="T31">&lt;Button label='3'/&gt;</text:span></text:p>
            <text:p><text:span text:style-name="T31"><text:s text:c="16"/></text:span><text:span text:style-name="T31">&lt;Button label='+'/&gt;</text:span></text:p>
            <text:p><text:span text:style-name="T31"><text:s text:c="16"/></text:span><text:span text:style-name="T31">&lt;Button label='0'/&gt;</text:span></text:p>
            <text:p><text:span text:style-name="T31"><text:s text:c="16"/></text:span><text:span text:style-name="T31">&lt;Button label='.'/&gt;</text:span></text:p>
            <text:p><text:span text:style-name="T31"><text:s text:c="16"/></text:span><text:span text:style-name="T31">&lt;Button label='='/&gt;</text:span></text:p>
            <text:p><text:span text:style-name="T31"><text:s text:c="12"/></text:span><text:span text:style-name="T31">&lt;/div&gt;</text:span></text:p>
            <text:p><text:span text:style-name="T31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12" draw:text-style-name="P8" draw:layer="layout" svg:width="23.008cm" svg:height="9.494cm" svg:x="2.607cm" svg:y="5.445cm">
          <draw:text-box>
            <text:p>.calculator {</text:p>
            <text:p><text:s text:c="4"/>height: 320px;</text:p>
            <text:p><text:s text:c="4"/>width: 235px;</text:p>
            <text:p><text:s text:c="4"/>border-radius: 5px; /* arredondamento na bordas */</text:p>
            <text:p><text:s text:c="4"/>overflow: hidden; /*https://www.w3schools.com/css/css_overflow.asp*/</text:p>
            <text:p><text:s text:c="4"/>background-color: red;</text:p>
            <text:p/>
            <text:p><text:s text:c="4"/><text:span text:style-name="T3">/*para o final*/</text:span></text:p>
            <text:p><text:span text:style-name="T3"><text:s text:c="4"/></text:span><text:span text:style-name="T3">display: grid;</text:span></text:p>
            <text:p><text:span text:style-name="T3"><text:s text:c="4"/></text:span><text:span text:style-name="T3">grid-template-columns: repeat(4,25%);</text:span></text:p>
            <text:p><text:span text:style-name="T3"><text:s text:c="4"/></text:span><text:span text:style-name="T3">grid-template-rows: 48px 48px 48px 48px 48px /*repeat(5,48px)*/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32">
        <office:forms form:automatic-focus="false" form:apply-design-mode="false"/>
        <draw:frame presentation:style-name="pr1" draw:text-style-name="P16" draw:layer="layout" svg:width="25.199cm" svg:height="12.19cm" svg:x="1.4cm" svg:y="0.628cm" presentation:class="subtitle">
          <draw:text-box>
            <text:p><text:span text:style-name="T3">Parte 3</text:span></text:p>
            <text:p><text:span text:style-name="T26">Componente Displa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Display irá mostrar a entra e a saída da calculadora.</text:p>
              </text:list-item>
              <text:list-item>
                <text:p>Crie, em components, os seguintes arquivos:</text:p>
                <text:list>
                  <text:list-item>
                    <text:p>Display.jsx</text:p>
                  </text:list-item>
                  <text:list-item>
                    <text:p>Display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jsx</text:p>
              </text:list-item>
            </text:list>
          </draw:text-box>
        </draw:frame>
        <draw:frame draw:style-name="gr11" draw:text-style-name="P8" draw:layer="layout" svg:width="18.559cm" svg:height="3.806cm" svg:x="2.531cm" svg:y="5.637cm">
          <draw:text-box>
            <text:p>import React from 'react'</text:p>
            <text:p>import './Display.css'</text:p>
            <text:p/>
            <text:p>export default props=&gt;</text:p>
            <text:p><text:s text:c="4"/>&lt;div className='display'&gt;{props.value}&lt;/div&gt;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css</text:p>
              </text:list-item>
            </text:list>
          </draw:text-box>
        </draw:frame>
        <draw:frame draw:style-name="gr14" draw:text-style-name="P8" draw:layer="layout" svg:width="17.37cm" svg:height="8.072cm" svg:x="5.215cm" svg:y="6.059cm">
          <draw:text-box>
            <text:p>.display {</text:p>
            <text:p><text:s text:c="4"/>grid-column: span 4;</text:p>
            <text:p><text:s text:c="4"/>background-color: #0004;</text:p>
            <text:p/>
            <text:p><text:s text:c="4"/>display: flex;</text:p>
            <text:p><text:s text:c="4"/>justify-content: flex-end;</text:p>
            <text:p><text:s text:c="4"/>align-items: center;</text:p>
            <text:p><text:s text:c="4"/>padding: 20px;</text:p>
            <text:p><text:s text:c="4"/>font-size: 2.0em;</text:p>
            <text:p><text:s text:c="4"/>overflow: hidden;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15" draw:text-style-name="P8" draw:layer="layout" svg:width="20.822cm" svg:height="2.384cm" svg:x="4.026cm" svg:y="5.982cm">
          <draw:text-box>
            <text:p>...</text:p>
            <text:p>grid-template-rows: <text:span text:style-name="T3">1fr</text:span> 48px 48px 48px 48px 48px /*repeat(5,48px)*/</text:p>
            <text:p>...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Parte 4</text:span></text:p>
            <text:p>Melhorando os Botões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s próximos passos são:</text:p>
                <text:list>
                  <text:list-item>
                    <text:p>criar estilos para diferentes tipos de botões (operações e dígitos)</text:p>
                  </text:list-item>
                  <text:list-item>
                    <text:p>capturar, via função interna, o botão clicado (seu lab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16" draw:text-style-name="P17" draw:layer="layout" svg:width="9.816cm" svg:height="12.101cm" svg:x="10.238cm" svg:y="3.22cm">
          <draw:text-box>
            <text:p><text:span text:style-name="T27">.</text:span><text:span text:style-name="T32">button</text:span><text:span text:style-name="T27">:</text:span><text:span text:style-name="T33">active</text:span><text:span text:style-name="T27"> {</text:span></text:p>
            <text:p><text:span text:style-name="T27"><text:s text:c="4"/></text:span><text:span text:style-name="T34">background-color</text:span><text:span text:style-name="T27">: </text:span><text:span text:style-name="T28">#ccc</text:span><text:span text:style-name="T27">;</text:span></text:p>
            <text:p><text:span text:style-name="T27">}</text:span></text:p>
            <text:p><text:span text:style-name="T27"/></text:p>
            <text:p><text:span text:style-name="T30">/*remove outline pontilhado no firefox*/</text:span></text:p>
            <text:p><text:span text:style-name="T27">.</text:span><text:span text:style-name="T32">button</text:span><text:span text:style-name="T27">::</text:span><text:span text:style-name="T33">-moz-focus-inner</text:span><text:span text:style-name="T27"> {</text:span></text:p>
            <text:p><text:span text:style-name="T27"><text:s text:c="4"/></text:span><text:span text:style-name="T34">border</text:span><text:span text:style-name="T27">: </text:span><text:span text:style-name="T28">0</text:span><text:span text:style-name="T27">;</text:span></text:p>
            <text:p><text:span text:style-name="T27">}</text:span></text:p>
            <text:p><text:span text:style-name="T27"><text:s text:c="2"/></text:span></text:p>
            <text:p><text:span text:style-name="T27">.</text:span><text:span text:style-name="T32">button</text:span><text:span text:style-name="T27">.</text:span><text:span text:style-name="T32">double</text:span><text:span text:style-name="T27"> {</text:span></text:p>
            <text:p><text:span text:style-name="T27"><text:s text:c="4"/></text:span><text:span text:style-name="T34">grid-column</text:span><text:span text:style-name="T27">: span </text:span><text:span text:style-name="T28">2</text:span><text:span text:style-name="T27">;</text:span></text:p>
            <text:p><text:span text:style-name="T27">}</text:span></text:p>
            <text:p><text:span text:style-name="T27"/></text:p>
            <text:p><text:span text:style-name="T27">.</text:span><text:span text:style-name="T32">button</text:span><text:span text:style-name="T27">.</text:span><text:span text:style-name="T32">triple</text:span><text:span text:style-name="T27"> {</text:span></text:p>
            <text:p><text:span text:style-name="T27"><text:s text:c="4"/></text:span><text:span text:style-name="T34">grid-column</text:span><text:span text:style-name="T27">: span </text:span><text:span text:style-name="T28">3</text:span><text:span text:style-name="T27">;</text:span></text:p>
            <text:p><text:span text:style-name="T27">}</text:span></text:p>
            <text:p><text:span text:style-name="T27"/></text:p>
            <text:p><text:span text:style-name="T27">.</text:span><text:span text:style-name="T32">button</text:span><text:span text:style-name="T27">.</text:span><text:span text:style-name="T32">operation</text:span><text:span text:style-name="T27"> {</text:span></text:p>
            <text:p><text:span text:style-name="T27"><text:s text:c="4"/></text:span><text:span text:style-name="T34">background-color</text:span><text:span text:style-name="T27">: </text:span><text:span text:style-name="T28">#fa8231</text:span><text:span text:style-name="T27">;</text:span></text:p>
            <text:p><text:span text:style-name="T27"><text:s text:c="4"/></text:span><text:span text:style-name="T34">color</text:span><text:span text:style-name="T27">: </text:span><text:span text:style-name="T28">#fff</text:span><text:span text:style-name="T27">;</text:span></text:p>
            <text:p><text:span text:style-name="T27">}</text:span></text:p>
            <text:p><text:span text:style-name="T27"/></text:p>
            <text:p><text:span text:style-name="T27">.</text:span><text:span text:style-name="T32">button</text:span><text:span text:style-name="T27">.</text:span><text:span text:style-name="T32">operation</text:span><text:span text:style-name="T27">:</text:span><text:span text:style-name="T33">active</text:span><text:span text:style-name="T27"> {</text:span></text:p>
            <text:p><text:span text:style-name="T27"><text:s text:c="4"/></text:span><text:span text:style-name="T34">background-color</text:span><text:span text:style-name="T27">: </text:span><text:span text:style-name="T28">#fa8231</text:span><text:span text:style-name="T27">cc;</text:span></text:p>
            <text:p><text:span text:style-name="T27"/>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jsx</text:p>
              </text:list-item>
            </text:list>
          </draw:text-box>
        </draw:frame>
        <draw:frame draw:style-name="gr6" draw:text-style-name="P17" draw:layer="layout" svg:width="19.748cm" svg:height="8.783cm" svg:x="3.029cm" svg:y="5.867cm">
          <draw:text-box>
            <text:p><text:span text:style-name="T34">export</text:span><text:span text:style-name="T27"> </text:span><text:span text:style-name="T34">default</text:span><text:span text:style-name="T27"> props=&gt;{</text:span></text:p>
            <text:p><text:span text:style-name="T27"/></text:p>
            <text:p><text:span text:style-name="T27"><text:s text:c="4"/></text:span><text:span text:style-name="T30">/* escolhe a classe css de acordo com o que foi passado pelo props */</text:span></text:p>
            <text:p><text:span text:style-name="T27"><text:s text:c="4"/></text:span><text:span text:style-name="T34">let</text:span><text:span text:style-name="T27"> classes </text:span><text:span text:style-name="T28">=</text:span><text:span text:style-name="T27"> </text:span><text:span text:style-name="T29">'button '</text:span></text:p>
            <text:p><text:span text:style-name="T27"><text:s text:c="4"/></text:span><text:span text:style-name="T27">classes </text:span><text:span text:style-name="T28">+=</text:span><text:span text:style-name="T27"> props.operation </text:span><text:span text:style-name="T28">?</text:span><text:span text:style-name="T27"> </text:span><text:span text:style-name="T29">'operation'</text:span><text:span text:style-name="T28">:</text:span><text:span text:style-name="T29">''</text:span></text:p>
            <text:p><text:span text:style-name="T27"><text:s text:c="4"/></text:span><text:span text:style-name="T27">classes </text:span><text:span text:style-name="T28">+=</text:span><text:span text:style-name="T27"> props.</text:span><text:span text:style-name="T34">double</text:span><text:span text:style-name="T27"> </text:span><text:span text:style-name="T28">?</text:span><text:span text:style-name="T27"> </text:span><text:span text:style-name="T29">'double'</text:span><text:span text:style-name="T28">:</text:span><text:span text:style-name="T29">''</text:span></text:p>
            <text:p><text:span text:style-name="T27"><text:s text:c="4"/></text:span><text:span text:style-name="T27">classes </text:span><text:span text:style-name="T28">+=</text:span><text:span text:style-name="T27"> props.triple </text:span><text:span text:style-name="T28">?</text:span><text:span text:style-name="T27"> </text:span><text:span text:style-name="T29">'triple'</text:span><text:span text:style-name="T28">:</text:span><text:span text:style-name="T29">''</text:span></text:p>
            <text:p><text:span text:style-name="T27"/></text:p>
            <text:p><text:span text:style-name="T27"><text:s text:c="4"/></text:span><text:span text:style-name="T34">return</text:span><text:span text:style-name="T27"> (</text:span></text:p>
            <text:p><text:span text:style-name="T27"><text:s text:c="8"/></text:span><text:span text:style-name="T28">&lt;</text:span><text:span text:style-name="T27">button</text:span></text:p>
            <text:p><text:span text:style-name="T27"><text:s text:c="12"/></text:span><text:span text:style-name="T30">/* chama uma função click() vinda do pros */</text:span></text:p>
            <text:p><text:span text:style-name="T27"><text:s text:c="12"/></text:span><text:span text:style-name="T30">/* passa pra click() o valor do label do botão apertado */</text:span></text:p>
            <text:p><text:span text:style-name="T27"><text:s text:c="12"/></text:span><text:span text:style-name="T27">onClick</text:span><text:span text:style-name="T28">=</text:span><text:span text:style-name="T27">{()=&gt;props.click </text:span><text:span text:style-name="T28">&amp;&amp;</text:span><text:span text:style-name="T27"> props.click(props.label)} </text:span></text:p>
            <text:p><text:span text:style-name="T27"><text:s text:c="12"/></text:span><text:span text:style-name="T27">className</text:span><text:span text:style-name="T28">=</text:span><text:span text:style-name="T27">{classes}</text:span><text:span text:style-name="T28">&gt;</text:span><text:span text:style-name="T27"> <text:s text:c="3"/></text:span></text:p>
            <text:p><text:span text:style-name="T27"><text:s text:c="12"/></text:span><text:span text:style-name="T27">{props.label}</text:span></text:p>
            <text:p><text:span text:style-name="T27"><text:s text:c="8"/></text:span><text:span text:style-name="T28">&lt;</text:span><text:span text:style-name="T27">/button&gt;</text:span></text:p>
            <text:p><text:span text:style-name="T27"><text:s text:c="4"/></text:span><text:span text:style-name="T27">)</text:span></text:p>
            <text:p><text:span text:style-name="T2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8">Calculator.jsx</text:p>
              </text:list-item>
            </text:list>
          </draw:text-box>
        </draw:frame>
        <draw:frame draw:style-name="gr13" draw:text-style-name="P10" draw:layer="layout" svg:width="15.3cm" svg:height="12.027cm" svg:x="2.07cm" svg:y="3.068cm">
          <draw:text-box>
            <text:p><text:span text:style-name="T15">export</text:span><text:span text:style-name="T14"> </text:span><text:span text:style-name="T15">default</text:span><text:span text:style-name="T14"> </text:span><text:span text:style-name="T15">class</text:span><text:span text:style-name="T14"> Calculator </text:span><text:span text:style-name="T15">extends</text:span><text:span text:style-name="T14"> Component{</text:span></text:p>
            <text:p><text:span text:style-name="T14"/></text:p>
            <text:p><text:span text:style-name="T14"><text:s text:c="4"/></text:span><text:span text:style-name="T14">constructor(props){</text:span></text:p>
            <text:p><text:span text:style-name="T14"><text:s text:c="8"/></text:span><text:span text:style-name="T15">super</text:span><text:span text:style-name="T14">(props)</text:span></text:p>
            <text:p><text:span text:style-name="T14"/></text:p>
            <text:p><text:span text:style-name="T14"><text:s text:c="8"/></text:span><text:span text:style-name="T15">this</text:span><text:span text:style-name="T14">.clearMemory </text:span><text:span text:style-name="T16">=</text:span><text:span text:style-name="T14"> </text:span><text:span text:style-name="T15">this</text:span><text:span text:style-name="T14">.clearMemory.bind(</text:span><text:span text:style-name="T15">this</text:span><text:span text:style-name="T14">)</text:span></text:p>
            <text:p><text:span text:style-name="T14"><text:s text:c="8"/></text:span><text:span text:style-name="T15">this</text:span><text:span text:style-name="T14">.setOperation </text:span><text:span text:style-name="T16">=</text:span><text:span text:style-name="T14"> </text:span><text:span text:style-name="T15">this</text:span><text:span text:style-name="T14">.setOperation.bind(</text:span><text:span text:style-name="T15">this</text:span><text:span text:style-name="T14">)</text:span></text:p>
            <text:p><text:span text:style-name="T14"><text:s text:c="8"/></text:span><text:span text:style-name="T15">this</text:span><text:span text:style-name="T14">.addDigit </text:span><text:span text:style-name="T16">=</text:span><text:span text:style-name="T14"> </text:span><text:span text:style-name="T15">this</text:span><text:span text:style-name="T14">.addDigit.bind(</text:span><text:span text:style-name="T15">this</text:span><text:span text:style-name="T14">)</text:span></text:p>
            <text:p><text:span text:style-name="T14"/></text:p>
            <text:p><text:span text:style-name="T14"><text:s text:c="4"/></text:span><text:span text:style-name="T14">}</text:span></text:p>
            <text:p><text:span text:style-name="T14"/></text:p>
            <text:p><text:span text:style-name="T14"><text:s text:c="4"/></text:span><text:span text:style-name="T14">clearMemory(){</text:span></text:p>
            <text:p><text:span text:style-name="T14"><text:s text:c="8"/></text:span><text:span text:style-name="T14">console.log(</text:span><text:span text:style-name="T17">'limpar'</text:span><text:span text:style-name="T14">)</text:span></text:p>
            <text:p><text:span text:style-name="T14"><text:s text:c="4"/></text:span><text:span text:style-name="T14">}</text:span></text:p>
            <text:p><text:span text:style-name="T14"/></text:p>
            <text:p><text:span text:style-name="T14"><text:s text:c="4"/></text:span><text:span text:style-name="T14">setOperation(operation){</text:span></text:p>
            <text:p><text:span text:style-name="T14"><text:s text:c="8"/></text:span><text:span text:style-name="T14">console.log(</text:span><text:span text:style-name="T17">'operação: '</text:span><text:span text:style-name="T16">+</text:span><text:span text:style-name="T14">operation)</text:span></text:p>
            <text:p><text:span text:style-name="T14"><text:s text:c="4"/></text:span><text:span text:style-name="T14">}</text:span></text:p>
            <text:p><text:span text:style-name="T14"/></text:p>
            <text:p><text:span text:style-name="T14"><text:s text:c="4"/></text:span><text:span text:style-name="T14">addDigit(n){</text:span></text:p>
            <text:p><text:span text:style-name="T14"><text:s text:c="8"/></text:span><text:span text:style-name="T14">console.log(</text:span><text:span text:style-name="T17">'dígito: '</text:span><text:span text:style-name="T16">+</text:span><text:span text:style-name="T14">n)</text:span></text:p>
            <text:p><text:span text:style-name="T14"><text:s text:c="4"/></text:span><text:span text:style-name="T14">}</text:span></text:p>
            <text:p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8">Calculator.jsx</text:p>
              </text:list-item>
            </text:list>
          </draw:text-box>
        </draw:frame>
        <draw:frame draw:style-name="gr17" draw:text-style-name="P10" draw:layer="layout" svg:width="15.3cm" svg:height="13.051cm" svg:x="1.67cm" svg:y="2.068cm">
          <draw:text-box>
            <text:p><text:span text:style-name="T14">render(){</text:span></text:p>
            <text:p><text:span text:style-name="T14"><text:s text:c="8"/></text:span><text:span text:style-name="T15">return</text:span><text:span text:style-name="T14">(</text:span></text:p>
            <text:p><text:span text:style-name="T14"><text:s text:c="12"/></text:span><text:span text:style-name="T16">&lt;</text:span><text:span text:style-name="T14">div className</text:span><text:span text:style-name="T16">=</text:span><text:span text:style-name="T17">'calculator'</text:span><text:span text:style-name="T16">&gt;</text:span></text:p>
            <text:p><text:span text:style-name="T14"><text:s text:c="16"/></text:span><text:span text:style-name="T16">&lt;</text:span><text:span text:style-name="T14">Display value</text:span><text:span text:style-name="T16">=</text:span><text:span text:style-name="T17">'100'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AC'</text:span><text:span text:style-name="T14"> click</text:span><text:span text:style-name="T16">=</text:span><text:span text:style-name="T14">{</text:span><text:span text:style-name="T15">this</text:span><text:span text:style-name="T14">.clearMemory} triple</text:span><text:span text:style-name="T16">=</text:span><text:span text:style-name="T14">{</text:span><text:span text:style-name="T15">true</text:span><text:span text:style-name="T14">}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/'</text:span><text:span text:style-name="T14"> click</text:span><text:span text:style-name="T16">=</text:span><text:span text:style-name="T14">{</text:span><text:span text:style-name="T15">this</text:span><text:span text:style-name="T14">.setOperation} operation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7'</text:span><text:span text:style-name="T14"> click</text:span><text:span text:style-name="T16">=</text:span><text:span text:style-name="T14">{</text:span><text:span text:style-name="T15">this</text:span><text:span text:style-name="T14">.addDigit}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8'</text:span><text:span text:style-name="T14"> click</text:span><text:span text:style-name="T16">=</text:span><text:span text:style-name="T14">{</text:span><text:span text:style-name="T15">this</text:span><text:span text:style-name="T14">.addDigit}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9'</text:span><text:span text:style-name="T14"> click</text:span><text:span text:style-name="T16">=</text:span><text:span text:style-name="T14">{</text:span><text:span text:style-name="T15">this</text:span><text:span text:style-name="T14">.addDigit}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*'</text:span><text:span text:style-name="T14"> click</text:span><text:span text:style-name="T16">=</text:span><text:span text:style-name="T14">{</text:span><text:span text:style-name="T15">this</text:span><text:span text:style-name="T14">.setOperation} operation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4'</text:span><text:span text:style-name="T14"> click</text:span><text:span text:style-name="T16">=</text:span><text:span text:style-name="T14">{</text:span><text:span text:style-name="T15">this</text:span><text:span text:style-name="T14">.addDigit}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5'</text:span><text:span text:style-name="T14"> click</text:span><text:span text:style-name="T16">=</text:span><text:span text:style-name="T14">{</text:span><text:span text:style-name="T15">this</text:span><text:span text:style-name="T14">.addDigit}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6'</text:span><text:span text:style-name="T14"> click</text:span><text:span text:style-name="T16">=</text:span><text:span text:style-name="T14">{</text:span><text:span text:style-name="T15">this</text:span><text:span text:style-name="T14">.addDigit}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-'</text:span><text:span text:style-name="T14"> click</text:span><text:span text:style-name="T16">=</text:span><text:span text:style-name="T14">{</text:span><text:span text:style-name="T15">this</text:span><text:span text:style-name="T14">.setOperation} operation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1'</text:span><text:span text:style-name="T14"> click</text:span><text:span text:style-name="T16">=</text:span><text:span text:style-name="T14">{</text:span><text:span text:style-name="T15">this</text:span><text:span text:style-name="T14">.addDigit}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2'</text:span><text:span text:style-name="T14"> click</text:span><text:span text:style-name="T16">=</text:span><text:span text:style-name="T14">{</text:span><text:span text:style-name="T15">this</text:span><text:span text:style-name="T14">.addDigit}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3'</text:span><text:span text:style-name="T14"> click</text:span><text:span text:style-name="T16">=</text:span><text:span text:style-name="T14">{</text:span><text:span text:style-name="T15">this</text:span><text:span text:style-name="T14">.addDigit}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+'</text:span><text:span text:style-name="T14"> click</text:span><text:span text:style-name="T16">=</text:span><text:span text:style-name="T14">{</text:span><text:span text:style-name="T15">this</text:span><text:span text:style-name="T14">.setOperation} operation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0'</text:span><text:span text:style-name="T14"> click</text:span><text:span text:style-name="T16">=</text:span><text:span text:style-name="T14">{</text:span><text:span text:style-name="T15">this</text:span><text:span text:style-name="T14">.addDigit} </text:span><text:span text:style-name="T15">double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.'</text:span><text:span text:style-name="T14"> click</text:span><text:span text:style-name="T16">=</text:span><text:span text:style-name="T14">{</text:span><text:span text:style-name="T15">this</text:span><text:span text:style-name="T14">.addDigit}</text:span><text:span text:style-name="T16">/&gt;</text:span></text:p>
            <text:p><text:span text:style-name="T14"><text:s text:c="16"/></text:span><text:span text:style-name="T16">&lt;</text:span><text:span text:style-name="T14">Button label</text:span><text:span text:style-name="T16">=</text:span><text:span text:style-name="T17">'='</text:span><text:span text:style-name="T14"> click</text:span><text:span text:style-name="T16">=</text:span><text:span text:style-name="T14">{</text:span><text:span text:style-name="T15">this</text:span><text:span text:style-name="T14">.setOperation} operation</text:span><text:span text:style-name="T16">/&gt;</text:span></text:p>
            <text:p><text:span text:style-name="T14"><text:s text:c="12"/></text:span><text:span text:style-name="T16">&lt;</text:span><text:span text:style-name="T14">/div&gt;</text:span></text:p>
            <text:p><text:span text:style-name="T14"><text:s text:c="8"/></text:span><text:span text:style-name="T14">)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1T32">
        <office:forms form:automatic-focus="false" form:apply-design-mode="false"/>
        <draw:frame presentation:style-name="pr1" draw:text-style-name="P16" draw:layer="layout" svg:width="25.199cm" svg:height="12.19cm" svg:x="1.4cm" svg:y="0.628cm" presentation:class="subtitle">
          <draw:text-box>
            <text:p><text:span text:style-name="T3">Parte 5</text:span></text:p>
            <text:p><text:span text:style-name="T26">A lógica da função addDi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icialmente, em Calculadora.jsx, deve-se criar um objeto que armazene o estado inicial da aplicação.</text:p>
              </text:list-item>
            </text:list>
          </draw:text-box>
        </draw:frame>
        <draw:frame draw:style-name="gr14" draw:text-style-name="P8" draw:layer="layout" svg:width="16.144cm" svg:height="8.072cm" svg:x="9.279cm" svg:y="7.324cm">
          <draw:text-box>
            <text:p><text:span text:style-name="T8">...</text:span></text:p>
            <text:p><text:span text:style-name="T10">const</text:span><text:span text:style-name="T8"> initialState </text:span><text:span text:style-name="T11">=</text:span><text:span text:style-name="T8"> {</text:span></text:p>
            <text:p><text:span text:style-name="T8"><text:s text:c="4"/></text:span><text:span text:style-name="T8">displayValue</text:span><text:span text:style-name="T11">:</text:span><text:span text:style-name="T8"> </text:span><text:span text:style-name="T20">'0'</text:span><text:span text:style-name="T8">,</text:span></text:p>
            <text:p><text:span text:style-name="T8"><text:s text:c="4"/></text:span><text:span text:style-name="T8">clearDisplay</text:span><text:span text:style-name="T11">:</text:span><text:span text:style-name="T8"> </text:span><text:span text:style-name="T10">false</text:span><text:span text:style-name="T8">,</text:span></text:p>
            <text:p><text:span text:style-name="T8"><text:s text:c="4"/></text:span><text:span text:style-name="T8">operation</text:span><text:span text:style-name="T11">:</text:span><text:span text:style-name="T8"> </text:span><text:span text:style-name="T10">null</text:span><text:span text:style-name="T8">,</text:span></text:p>
            <text:p><text:span text:style-name="T8"><text:s text:c="4"/></text:span><text:span text:style-name="T8">values</text:span><text:span text:style-name="T11">:</text:span><text:span text:style-name="T8"> [</text:span><text:span text:style-name="T11">0</text:span><text:span text:style-name="T8">,</text:span><text:span text:style-name="T11">0</text:span><text:span text:style-name="T8">],</text:span></text:p>
            <text:p><text:span text:style-name="T8"><text:s text:c="4"/></text:span><text:span text:style-name="T8">current</text:span><text:span text:style-name="T11">:0</text:span></text:p>
            <text:p><text:span text:style-name="T8">}</text:span></text:p>
            <text:p><text:span text:style-name="T8"/></text:p>
            <text:p><text:span text:style-name="T10">export</text:span><text:span text:style-name="T8"> </text:span><text:span text:style-name="T10">default</text:span><text:span text:style-name="T8"> </text:span><text:span text:style-name="T10">class</text:span><text:span text:style-name="T8"> Calculator </text:span><text:span text:style-name="T10">extends</text:span><text:span text:style-name="T8"> Component{</text:span></text:p>
            <text:p><text:span text:style-name="T8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draw:style-name="gr18" draw:text-style-name="P8" draw:layer="layout" svg:width="17.409cm" svg:height="10.916cm" svg:x="0.767cm" svg:y="3.988cm">
          <draw:text-box>
            <text:p><text:span text:style-name="T8"><text:s text:c="2"/>…</text:span><text:span text:style-name="T8">.</text:span></text:p>
            <text:p><text:span text:style-name="T8"><text:s text:c="3"/></text:span><text:span text:style-name="T8">constructor(props){</text:span></text:p>
            <text:p><text:span text:style-name="T8"><text:s text:c="8"/></text:span><text:span text:style-name="T10">super</text:span><text:span text:style-name="T8">(props)</text:span></text:p>
            <text:p><text:span text:style-name="T8"/></text:p>
            <text:p><text:span text:style-name="T8"><text:s text:c="8"/></text:span><text:span text:style-name="T10">this</text:span><text:span text:style-name="T8">.clearMemory </text:span><text:span text:style-name="T11">=</text:span><text:span text:style-name="T8"> </text:span><text:span text:style-name="T10">this</text:span><text:span text:style-name="T8">.clearMemory.bind(</text:span><text:span text:style-name="T10">this</text:span><text:span text:style-name="T8">)</text:span></text:p>
            <text:p><text:span text:style-name="T8"><text:s text:c="8"/></text:span><text:span text:style-name="T10">this</text:span><text:span text:style-name="T8">.setOperation </text:span><text:span text:style-name="T11">=</text:span><text:span text:style-name="T8"> </text:span><text:span text:style-name="T10">this</text:span><text:span text:style-name="T8">.setOperation.bind(</text:span><text:span text:style-name="T10">this</text:span><text:span text:style-name="T8">)</text:span></text:p>
            <text:p><text:span text:style-name="T8"><text:s text:c="8"/></text:span><text:span text:style-name="T10">this</text:span><text:span text:style-name="T8">.addDigit </text:span><text:span text:style-name="T11">=</text:span><text:span text:style-name="T8"> </text:span><text:span text:style-name="T10">this</text:span><text:span text:style-name="T8">.addDigit.bind(</text:span><text:span text:style-name="T10">this</text:span><text:span text:style-name="T8">)</text:span></text:p>
            <text:p><text:span text:style-name="T8"/></text:p>
            <text:p><text:span text:style-name="T35"><text:s text:c="8"/></text:span><text:span text:style-name="T36">this</text:span><text:span text:style-name="T35">.state </text:span><text:span text:style-name="T37">=</text:span><text:span text:style-name="T35"> {...initialState}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clearMemory(){</text:span></text:p>
            <text:p><text:span text:style-name="T8"><text:s text:c="8"/></text:span><text:span text:style-name="T13">//console.log('limpar')</text:span></text:p>
            <text:p><text:span text:style-name="T35"><text:s text:c="8"/></text:span><text:span text:style-name="T36">this</text:span><text:span text:style-name="T35">.setState({...initialState})</text:span></text:p>
            <text:p><text:span text:style-name="T8"><text:s text:c="4"/></text:span><text:span text:style-name="T8">}</text:span></text:p>
          </draw:text-box>
        </draw:frame>
        <draw:frame draw:style-name="gr19" draw:text-style-name="P19" draw:layer="layout" svg:width="7.976cm" svg:height="3.095cm" svg:x="17.6cm" svg:y="5.867cm">
          <draw:text-box>
            <text:p><text:span text:style-name="T38">O construtor, função </text:span></text:p>
            <text:p><text:span text:style-name="T38">clearMemory e o render devem refletir o estado inicial da Calculadora</text:span></text:p>
          </draw:text-box>
        </draw:frame>
        <draw:line draw:style-name="gr20" draw:text-style-name="P5" draw:layer="layout" svg:x1="11.082cm" svg:y1="10.392cm" svg:x2="17.409cm" svg:y2="8.628cm">
          <text:p/>
        </draw:line>
        <draw:line draw:style-name="gr20" draw:text-style-name="P5" draw:layer="layout" svg:x1="11.197cm" svg:y1="13.575cm" svg:x2="17.6cm" svg:y2="8.962cm">
          <text:p/>
        </draw:line>
        <draw:frame draw:style-name="gr21" draw:text-style-name="P8" draw:layer="layout" svg:width="15.99cm" svg:height="4.517cm" svg:x="10.775cm" svg:y="11.313cm">
          <draw:text-box>
            <text:p><text:span text:style-name="T8">...</text:span></text:p>
            <text:p><text:span text:style-name="T10">return</text:span><text:span text:style-name="T8">(</text:span></text:p>
            <text:p><text:span text:style-name="T8"><text:s text:c="12"/></text:span><text:span text:style-name="T11">&lt;</text:span><text:span text:style-name="T8">div className</text:span><text:span text:style-name="T11">=</text:span><text:span text:style-name="T20">'calculator'</text:span><text:span text:style-name="T11">&gt;</text:span></text:p>
            <text:p><text:span text:style-name="T8"><text:s text:c="16"/></text:span><text:span text:style-name="T11">&lt;</text:span><text:span text:style-name="T8">Display value</text:span><text:span text:style-name="T11">=</text:span><text:span text:style-name="T8">{</text:span><text:span text:style-name="T36">this</text:span><text:span text:style-name="T35">.state.displayValue</text:span><text:span text:style-name="T8">}</text:span><text:span text:style-name="T11">/&gt;</text:span></text:p>
            <text:p><text:s text:c="8"/></text:p>
          </draw:text-box>
        </draw:frame>
        <draw:line draw:style-name="gr20" draw:text-style-name="P5" draw:layer="layout" svg:x1="17.102cm" svg:y1="12.501cm" svg:x2="17.83cm" svg:y2="9.127cm">
          <text:p/>
        </draw:lin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draw:style-name="gr22" draw:text-style-name="P7" draw:layer="layout" svg:width="25.365cm" svg:height="11.537cm" svg:x="1.4cm" svg:y="3.257cm">
          <draw:text-box>
            <text:p><text:span text:style-name="T5">addDigit(n){</text:span></text:p>
            <text:p><text:span text:style-name="T5"><text:s text:c="8"/></text:span><text:span text:style-name="T39">//console.log('dígito: '+n)</text:span></text:p>
            <text:p><text:span text:style-name="T5"><text:s text:c="8"/></text:span><text:span text:style-name="T39">/* caso o display já tenha um número com ponto '.', essa regra</text:span></text:p>
            <text:p><text:span text:style-name="T39"><text:s text:c="8"/></text:span><text:span text:style-name="T39">impede que mais pontos sejam adicionados ao número */</text:span></text:p>
            <text:p><text:span text:style-name="T5"><text:s text:c="8"/></text:span><text:span text:style-name="T4">if</text:span><text:span text:style-name="T5">(n</text:span><text:span text:style-name="T7">===</text:span><text:span text:style-name="T6">'.'</text:span><text:span text:style-name="T5"> </text:span><text:span text:style-name="T7">&amp;&amp;</text:span><text:span text:style-name="T5"> </text:span><text:span text:style-name="T4">this</text:span><text:span text:style-name="T5">.state.displayValue.includes(</text:span><text:span text:style-name="T6">'.'</text:span><text:span text:style-name="T5">))</text:span></text:p>
            <text:p><text:span text:style-name="T5"><text:s text:c="12"/></text:span><text:span text:style-name="T4">return</text:span></text:p>
            <text:p><text:span text:style-name="T5"/></text:p>
            <text:p><text:span text:style-name="T5"><text:s text:c="8"/></text:span><text:span text:style-name="T39">/* clearDisplay será true caso o display tenha APENAS 0 ou o valor do</text:span></text:p>
            <text:p><text:span text:style-name="T39"><text:s text:c="10"/></text:span><text:span text:style-name="T39">state.clearDisplay for true */</text:span></text:p>
            <text:p><text:span text:style-name="T5"><text:s text:c="8"/></text:span><text:span text:style-name="T4">let</text:span><text:span text:style-name="T5"> clearDisplay </text:span><text:span text:style-name="T7">=</text:span><text:span text:style-name="T5"> </text:span><text:span text:style-name="T4">false</text:span></text:p>
            <text:p><text:span text:style-name="T5"><text:s text:c="8"/></text:span><text:span text:style-name="T4">if</text:span><text:span text:style-name="T5">(</text:span><text:span text:style-name="T4">this</text:span><text:span text:style-name="T5">.state.displayValue</text:span><text:span text:style-name="T7">===</text:span><text:span text:style-name="T6">'0'</text:span><text:span text:style-name="T5"> </text:span><text:span text:style-name="T7">||</text:span><text:span text:style-name="T5"> </text:span><text:span text:style-name="T4">this</text:span><text:span text:style-name="T5">.state.clearDisplay)</text:span></text:p>
            <text:p><text:span text:style-name="T5"><text:s text:c="12"/></text:span><text:span text:style-name="T5">clearDisplay </text:span><text:span text:style-name="T7">=</text:span><text:span text:style-name="T5"> </text:span><text:span text:style-name="T4">true</text:span></text:p>
            <text:p><text:span text:style-name="T5"><text:s text:c="8"/></text:span></text:p>
            <text:p><text:span text:style-name="T5"><text:s text:c="8"/></text:span><text:span text:style-name="T39">/* o currentValue <text:s/>vai depender do clearDisplay */</text:span></text:p>
            <text:p><text:span text:style-name="T5"><text:s text:c="8"/></text:span><text:span text:style-name="T4">let</text:span><text:span text:style-name="T5"> currentValue </text:span><text:span text:style-name="T7">=</text:span><text:span text:style-name="T5"> </text:span><text:span text:style-name="T6">''</text:span></text:p>
            <text:p><text:span text:style-name="T5"><text:s text:c="8"/></text:span><text:span text:style-name="T4">if</text:span><text:span text:style-name="T5">(clearDisplay) currentValue </text:span><text:span text:style-name="T7">=</text:span><text:span text:style-name="T5"> </text:span><text:span text:style-name="T6">''</text:span></text:p>
            <text:p><text:span text:style-name="T5"><text:s text:c="8"/></text:span><text:span text:style-name="T4">else</text:span><text:span text:style-name="T5"> currentValue </text:span><text:span text:style-name="T7">=</text:span><text:span text:style-name="T5"> </text:span><text:span text:style-name="T4">this</text:span><text:span text:style-name="T5">.state.displayValue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draw:style-name="gr22" draw:text-style-name="P7" draw:layer="layout" svg:width="26.074cm" svg:height="11.537cm" svg:x="1.189cm" svg:y="3.413cm">
          <draw:text-box>
            <text:p><text:span text:style-name="T5"><text:tab/></text:span><text:span text:style-name="T5">...</text:span></text:p>
            <text:p><text:span text:style-name="T5"><text:tab/></text:span><text:span text:style-name="T39">/* concatenando o currentValue com o que foi digitado */</text:span></text:p>
            <text:p><text:span text:style-name="T5"><text:s text:c="8"/></text:span><text:span text:style-name="T4">let</text:span><text:span text:style-name="T5"> displayValue </text:span><text:span text:style-name="T7">=</text:span><text:span text:style-name="T5"> currentValue </text:span><text:span text:style-name="T7">+</text:span><text:span text:style-name="T5"> n</text:span></text:p>
            <text:p><text:span text:style-name="T5"/></text:p>
            <text:p><text:span text:style-name="T5"><text:s text:c="8"/></text:span><text:span text:style-name="T39">/* atualizando o display. clearDisplay é falso para poder sempre</text:span></text:p>
            <text:p><text:span text:style-name="T39"><text:s text:c="8"/></text:span><text:span text:style-name="T39">concatenar com um novo digito */</text:span></text:p>
            <text:p><text:span text:style-name="T5"><text:s text:c="8"/></text:span><text:span text:style-name="T4">this</text:span><text:span text:style-name="T5">.setState({displayValue,clearDisplay</text:span><text:span text:style-name="T7">:</text:span><text:span text:style-name="T4">false</text:span><text:span text:style-name="T5">})</text:span></text:p>
            <text:p><text:span text:style-name="T5"/></text:p>
            <text:p><text:span text:style-name="T5"><text:s text:c="8"/></text:span><text:span text:style-name="T39">/* só é válido entrar aqui se for um digito */</text:span></text:p>
            <text:p><text:span text:style-name="T5"><text:s text:c="8"/></text:span><text:span text:style-name="T4">if</text:span><text:span text:style-name="T5">(n </text:span><text:span text:style-name="T7">!==</text:span><text:span text:style-name="T5"> </text:span><text:span text:style-name="T6">'.'</text:span><text:span text:style-name="T5">){</text:span></text:p>
            <text:p><text:span text:style-name="T5"><text:s text:c="12"/></text:span><text:span text:style-name="T4">const</text:span><text:span text:style-name="T5"> i </text:span><text:span text:style-name="T7">=</text:span><text:span text:style-name="T5"> </text:span><text:span text:style-name="T4">this</text:span><text:span text:style-name="T5">.state.current </text:span><text:span text:style-name="T39">//qual digito no array será trabalhado</text:span></text:p>
            <text:p><text:span text:style-name="T5"><text:s text:c="12"/></text:span><text:span text:style-name="T4">const</text:span><text:span text:style-name="T5"> newValue </text:span><text:span text:style-name="T7">=</text:span><text:span text:style-name="T5"> </text:span><text:span text:style-name="T4">parseFloat</text:span><text:span text:style-name="T5">(displayValue) </text:span><text:span text:style-name="T39">//transformando o display</text:span></text:p>
            <text:p><text:span text:style-name="T5"><text:s text:c="12"/></text:span><text:span text:style-name="T4">const</text:span><text:span text:style-name="T5"> values </text:span><text:span text:style-name="T7">=</text:span><text:span text:style-name="T5"> [...</text:span><text:span text:style-name="T4">this</text:span><text:span text:style-name="T5">.state.values] </text:span><text:span text:style-name="T39">//copiando os valores</text:span></text:p>
            <text:p><text:span text:style-name="T5"><text:s text:c="12"/></text:span><text:span text:style-name="T5">values[i] </text:span><text:span text:style-name="T7">=</text:span><text:span text:style-name="T5"> newValue </text:span><text:span text:style-name="T39">//colocando o valor dentro do array</text:span></text:p>
            <text:p><text:span text:style-name="T5"><text:s text:c="12"/></text:span><text:span text:style-name="T4">this</text:span><text:span text:style-name="T5">.setState({values}) </text:span><text:span text:style-name="T39">//atualizando o array</text:span></text:p>
            <text:p><text:span text:style-name="T5"><text:s text:c="12"/></text:span><text:span text:style-name="T5">console.log(values)</text:span></text:p>
            <text:p><text:span text:style-name="T5"><text:s text:c="8"/></text:span><text:span text:style-name="T5">}</text:span></text:p>
            <text:p><text:span text:style-name="T5"><text:s text:c="4"/></text:span><text:span text:style-name="T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1T32">
        <office:forms form:automatic-focus="false" form:apply-design-mode="false"/>
        <draw:frame presentation:style-name="pr1" draw:text-style-name="P16" draw:layer="layout" svg:width="25.199cm" svg:height="12.19cm" svg:x="1.4cm" svg:y="0.628cm" presentation:class="subtitle">
          <draw:text-box>
            <text:p><text:span text:style-name="T3">Parte 6</text:span></text:p>
            <text:p><text:span text:style-name="T26">A função setOp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do setOperation</text:p>
          </draw:text-box>
        </draw:frame>
        <draw:frame draw:style-name="gr23" draw:text-style-name="P8" draw:layer="layout" svg:width="19.25cm" svg:height="11.627cm" svg:x="0.958cm" svg:y="3.566cm">
          <draw:text-box>
            <text:p><text:span text:style-name="T8">setOperation(operation){</text:span></text:p>
            <text:p><text:span text:style-name="T8"/></text:p>
            <text:p><text:span text:style-name="T8"><text:s text:c="8"/></text:span><text:span text:style-name="T13">//console.log('operação: '+operation)</text:span></text:p>
            <text:p><text:span text:style-name="T8"><text:s text:c="8"/></text:span><text:span text:style-name="T10">if</text:span><text:span text:style-name="T8">(</text:span><text:span text:style-name="T10">this</text:span><text:span text:style-name="T8">.state.current </text:span><text:span text:style-name="T11">===</text:span><text:span text:style-name="T8"> </text:span><text:span text:style-name="T11">0</text:span><text:span text:style-name="T8">)</text:span></text:p>
            <text:p><text:span text:style-name="T8"><text:s text:c="12"/></text:span><text:span text:style-name="T13">// se eu ainda estiver no índice 0 do meu array de valores</text:span></text:p>
            <text:p><text:span text:style-name="T8"><text:s text:c="12"/></text:span><text:span text:style-name="T13">// devo apagar meu display e setar o índice para 1,</text:span></text:p>
            <text:p><text:span text:style-name="T8"><text:s text:c="12"/></text:span><text:span text:style-name="T13">// além de armazenar a operação</text:span></text:p>
            <text:p><text:span text:style-name="T8"><text:s text:c="12"/></text:span><text:span text:style-name="T10">this</text:span><text:span text:style-name="T8">.setState({operation,current</text:span><text:span text:style-name="T11">:1</text:span><text:span text:style-name="T8">,clearDisplay</text:span><text:span text:style-name="T11">:</text:span><text:span text:style-name="T10">true</text:span><text:span text:style-name="T8">})</text:span></text:p>
            <text:p><text:span text:style-name="T8"><text:s text:c="8"/></text:span><text:span text:style-name="T10">else</text:span><text:span text:style-name="T8">{</text:span></text:p>
            <text:p><text:span text:style-name="T8"><text:s text:c="12"/></text:span><text:span text:style-name="T10">let</text:span><text:span text:style-name="T8"> equals </text:span><text:span text:style-name="T11">=</text:span><text:span text:style-name="T8"> </text:span><text:span text:style-name="T10">false</text:span></text:p>
            <text:p><text:span text:style-name="T8"><text:s text:c="12"/></text:span><text:span text:style-name="T13">// se a opeção selecionada for o igual, seto a variável</text:span></text:p>
            <text:p><text:span text:style-name="T8"><text:s text:c="12"/></text:span><text:span text:style-name="T13">// equal pra true (eu finalizei o cálculo e devo mostrar algo)</text:span></text:p>
            <text:p><text:span text:style-name="T8"><text:s text:c="12"/></text:span><text:span text:style-name="T10">if</text:span><text:span text:style-name="T8">(operation </text:span><text:span text:style-name="T11">===</text:span><text:span text:style-name="T8"> </text:span><text:span text:style-name="T20">'='</text:span><text:span text:style-name="T8">)</text:span></text:p>
            <text:p><text:span text:style-name="T8"><text:s text:c="16"/></text:span><text:span text:style-name="T8">equals </text:span><text:span text:style-name="T11">=</text:span><text:span text:style-name="T8"> </text:span><text:span text:style-name="T10">true</text:span></text:p>
            <text:p><text:span text:style-name="T8"><text:s text:c="12"/></text:span><text:span text:style-name="T10">const</text:span><text:span text:style-name="T8"> currentOperation </text:span><text:span text:style-name="T11">=</text:span><text:span text:style-name="T8"> </text:span><text:span text:style-name="T10">this</text:span><text:span text:style-name="T8">.state.operation</text:span></text:p>
            <text:p><text:s text:c="4"/>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do setOperation</text:p>
          </draw:text-box>
        </draw:frame>
        <draw:frame draw:style-name="gr12" draw:text-style-name="P8" draw:layer="layout" svg:width="23.89cm" svg:height="9.494cm" svg:x="1.878cm" svg:y="3.838cm">
          <draw:text-box>
            <text:p><text:span text:style-name="T8"><text:tab/></text:span><text:span text:style-name="T8"> <text:s text:c="4"/></text:span><text:span text:style-name="T13">// se forem uma das operações matemáticas abaixo, eu efetuo o </text:span></text:p>
            <text:p><text:span text:style-name="T8"><text:s text:c="12"/></text:span><text:span text:style-name="T13">// cálculo e armazeno no índice 0 e depois zero o índice 1</text:span></text:p>
            <text:p><text:span text:style-name="T8"><text:s text:c="12"/></text:span><text:span text:style-name="T10">const</text:span><text:span text:style-name="T8"> values </text:span><text:span text:style-name="T11">=</text:span><text:span text:style-name="T8"> [...</text:span><text:span text:style-name="T10">this</text:span><text:span text:style-name="T8">.state.values]</text:span></text:p>
            <text:p><text:span text:style-name="T8"><text:s text:c="12"/></text:span><text:span text:style-name="T10">if</text:span><text:span text:style-name="T8">(currentOperation </text:span><text:span text:style-name="T11">===</text:span><text:span text:style-name="T8"> </text:span><text:span text:style-name="T20">'+'</text:span><text:span text:style-name="T8">){</text:span></text:p>
            <text:p><text:span text:style-name="T8"><text:s text:c="16"/></text:span><text:span text:style-name="T8">values[</text:span><text:span text:style-name="T11">0</text:span><text:span text:style-name="T8">] </text:span><text:span text:style-name="T11">=</text:span><text:span text:style-name="T8"> values[</text:span><text:span text:style-name="T11">0</text:span><text:span text:style-name="T8">]</text:span><text:span text:style-name="T11">+</text:span><text:span text:style-name="T8">values[</text:span><text:span text:style-name="T11">1</text:span><text:span text:style-name="T8">]</text:span></text:p>
            <text:p><text:span text:style-name="T8"><text:s text:c="12"/></text:span><text:span text:style-name="T8">}</text:span><text:span text:style-name="T10">else</text:span><text:span text:style-name="T8"> </text:span><text:span text:style-name="T10">if</text:span><text:span text:style-name="T8">(currentOperation </text:span><text:span text:style-name="T11">===</text:span><text:span text:style-name="T8"> </text:span><text:span text:style-name="T20">'-'</text:span><text:span text:style-name="T8">){</text:span></text:p>
            <text:p><text:span text:style-name="T8"><text:s text:c="16"/></text:span><text:span text:style-name="T8">values[</text:span><text:span text:style-name="T11">0</text:span><text:span text:style-name="T8">] </text:span><text:span text:style-name="T11">=</text:span><text:span text:style-name="T8"> values[</text:span><text:span text:style-name="T11">0</text:span><text:span text:style-name="T8">]</text:span><text:span text:style-name="T11">-</text:span><text:span text:style-name="T8">values[</text:span><text:span text:style-name="T11">1</text:span><text:span text:style-name="T8">]</text:span></text:p>
            <text:p><text:span text:style-name="T8"><text:s text:c="12"/></text:span><text:span text:style-name="T8">}</text:span><text:span text:style-name="T10">else</text:span><text:span text:style-name="T8"> </text:span><text:span text:style-name="T10">if</text:span><text:span text:style-name="T8">(currentOperation </text:span><text:span text:style-name="T11">===</text:span><text:span text:style-name="T8"> </text:span><text:span text:style-name="T20">'*'</text:span><text:span text:style-name="T8">){</text:span></text:p>
            <text:p><text:span text:style-name="T8"><text:s text:c="16"/></text:span><text:span text:style-name="T8">values[</text:span><text:span text:style-name="T11">0</text:span><text:span text:style-name="T8">] </text:span><text:span text:style-name="T11">=</text:span><text:span text:style-name="T8"> values[</text:span><text:span text:style-name="T11">0</text:span><text:span text:style-name="T8">]</text:span><text:span text:style-name="T11">*</text:span><text:span text:style-name="T8">values[</text:span><text:span text:style-name="T11">1</text:span><text:span text:style-name="T8">]</text:span></text:p>
            <text:p><text:span text:style-name="T8"><text:s text:c="12"/></text:span><text:span text:style-name="T8">}</text:span><text:span text:style-name="T10">else</text:span><text:span text:style-name="T8"> </text:span><text:span text:style-name="T10">if</text:span><text:span text:style-name="T8">(currentOperation </text:span><text:span text:style-name="T11">===</text:span><text:span text:style-name="T8"> </text:span><text:span text:style-name="T20">'/'</text:span><text:span text:style-name="T8">){</text:span></text:p>
            <text:p><text:span text:style-name="T8"><text:s text:c="16"/></text:span><text:span text:style-name="T8">values[</text:span><text:span text:style-name="T11">0</text:span><text:span text:style-name="T8">] </text:span><text:span text:style-name="T11">=</text:span><text:span text:style-name="T8"> values[</text:span><text:span text:style-name="T11">0</text:span><text:span text:style-name="T8">]</text:span><text:span text:style-name="T11">/</text:span><text:span text:style-name="T8">values[</text:span><text:span text:style-name="T11">1</text:span><text:span text:style-name="T8">]</text:span></text:p>
            <text:p><text:span text:style-name="T8"><text:s text:c="12"/></text:span><text:span text:style-name="T8">}</text:span></text:p>
            <text:p><text:span text:style-name="T8"><text:s text:c="12"/></text:span><text:span text:style-name="T8">values[</text:span><text:span text:style-name="T11">1</text:span><text:span text:style-name="T8">]</text:span><text:span text:style-name="T11">=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do setOperation</text:p>
          </draw:text-box>
        </draw:frame>
        <draw:frame draw:style-name="gr14" draw:text-style-name="P8" draw:layer="layout" svg:width="25.999cm" svg:height="8.072cm" svg:x="1.078cm" svg:y="4.238cm">
          <draw:text-box>
            <text:p><text:span text:style-name="T8"><text:tab/></text:span><text:span text:style-name="T8"> <text:s text:c="4"/></text:span><text:span text:style-name="T10">this</text:span><text:span text:style-name="T8">.setState({</text:span></text:p>
            <text:p><text:span text:style-name="T8"><text:s text:c="16"/></text:span><text:span text:style-name="T8">displayValue</text:span><text:span text:style-name="T11">:</text:span><text:span text:style-name="T8">values[</text:span><text:span text:style-name="T11">0</text:span><text:span text:style-name="T8">], </text:span><text:span text:style-name="T13">// mostre o valor do índice 0</text:span></text:p>
            <text:p><text:span text:style-name="T8"><text:s text:c="16"/></text:span><text:span text:style-name="T8">operation</text:span><text:span text:style-name="T11">:</text:span><text:span text:style-name="T8"> equals </text:span><text:span text:style-name="T11">?</text:span><text:span text:style-name="T8"> </text:span><text:span text:style-name="T10">null</text:span><text:span text:style-name="T8"> </text:span><text:span text:style-name="T11">:</text:span><text:span text:style-name="T8"> operation, </text:span><text:span text:style-name="T13">// se equal for verdadeiro, não tem operação</text:span></text:p>
            <text:p><text:span text:style-name="T8"><text:s text:c="16"/></text:span><text:span text:style-name="T8">current</text:span><text:span text:style-name="T11">:</text:span><text:span text:style-name="T8"> equals </text:span><text:span text:style-name="T11">?</text:span><text:span text:style-name="T8"> </text:span><text:span text:style-name="T11">0</text:span><text:span text:style-name="T8"> </text:span><text:span text:style-name="T11">:</text:span><text:span text:style-name="T8"> </text:span><text:span text:style-name="T11">1</text:span><text:span text:style-name="T8">, </text:span><text:span text:style-name="T13">// algum cálculo foi feito e deve-se voltar ao 0</text:span></text:p>
            <text:p><text:span text:style-name="T8"><text:s text:c="16"/></text:span><text:span text:style-name="T8">clearDisplay</text:span><text:span text:style-name="T11">:</text:span><text:span text:style-name="T8"> </text:span><text:span text:style-name="T11">!</text:span><text:span text:style-name="T8">equals, </text:span><text:span text:style-name="T13">// não limpa o display se o equals for true</text:span></text:p>
            <text:p><text:span text:style-name="T8"><text:s text:c="16"/></text:span><text:span text:style-name="T8">values </text:span><text:span text:style-name="T13">// copia novos valores</text:span></text:p>
            <text:p><text:span text:style-name="T8"><text:s text:c="12"/></text:span><text:span text:style-name="T8">})</text:span></text:p>
            <text:p><text:span text:style-name="T8"/></text:p>
            <text:p><text:span text:style-name="T8"><text:s text:c="8"/></text:span><text:span text:style-name="T8">}</text:span></text:p>
            <text:p><text:span text:style-name="T8"><text:s text:c="4"/></text:span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2DT10H48M46S</meta:editing-duration>
    <meta:editing-cycles>249</meta:editing-cycles>
    <meta:generator>LibreOffice/6.0.7.3$Linux_X86_64 LibreOffice_project/00m0$Build-3</meta:generator>
    <dc:title>DNA</dc:title>
    <meta:initial-creator>Jefferson de Carvalho Silva</meta:initial-creator>
    <dc:date>2020-03-20T20:05:29.781679724</dc:date>
    <dc:creator>Jefferson de Carvalho Silva</dc:creator>
    <meta:document-statistic meta:object-count="315"/>
  </office:meta>
</office:document-meta>
</file>